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Linux Libertine O1" svg:font-family="'Linux Libertine O'"/>
    <style:font-face style:name="Lucida Grande" svg:font-family="'Lucida Grande'" style:font-adornments="Regular"/>
    <style:font-face style:name="Times New Roman1" svg:font-family="'Times New Roman'" style:font-family-generic="roman"/>
    <style:font-face style:name="Ubuntu Mono1" svg:font-family="'Ubuntu Mono'" style:font-family-generic="roman"/>
    <style:font-face style:name="Lucida Sans1" svg:font-family="'Lucida Sans'" style:font-family-generic="swiss"/>
    <style:font-face style:name="Courier New" svg:font-family="'Courier New'" style:font-family-generic="modern" style:font-pitch="fixed"/>
    <style:font-face style:name="Linux Libertine O" svg:font-family="'Linux Libertine O'" style:font-pitch="variable"/>
    <style:font-face style:name="Times New Roman2" svg:font-family="'Times New Roman'" style:font-pitch="variable"/>
    <style:font-face style:name="Ubuntu" svg:font-family="Ubuntu" style:font-pitch="variable"/>
    <style:font-face style:name="Ubuntu Mono" svg:font-family="'Ubuntu Mon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nux Libertine O" officeooo:paragraph-rsid="000e1bd0"/>
    </style:style>
    <style:style style:name="P2" style:family="paragraph" style:parent-style-name="Standard">
      <style:text-properties style:font-name="Linux Libertine O" officeooo:rsid="000e1bd0" officeooo:paragraph-rsid="000e1bd0"/>
    </style:style>
    <style:style style:name="P3" style:family="paragraph" style:parent-style-name="Standard">
      <style:text-properties style:font-name="Linux Libertine O" officeooo:rsid="000fd828" officeooo:paragraph-rsid="000fd828"/>
    </style:style>
    <style:style style:name="P4" style:family="paragraph" style:parent-style-name="Standard">
      <style:text-properties style:font-name="Linux Libertine O" fo:font-style="normal" officeooo:rsid="000fd828" officeooo:paragraph-rsid="000fd828" style:font-style-asian="normal" style:font-style-complex="normal"/>
    </style:style>
    <style:style style:name="P5" style:family="paragraph" style:parent-style-name="Standard">
      <style:text-properties style:font-name="Linux Libertine O" fo:font-style="normal" officeooo:rsid="000fd828" officeooo:paragraph-rsid="0015ee2e" style:font-style-asian="normal" style:font-style-complex="normal"/>
    </style:style>
    <style:style style:name="P6" style:family="paragraph" style:parent-style-name="Standard">
      <style:text-properties style:font-name="Linux Libertine O" fo:font-style="normal" officeooo:rsid="0013a446" officeooo:paragraph-rsid="0013a446" style:font-style-asian="normal" style:font-style-complex="normal"/>
    </style:style>
    <style:style style:name="P7" style:family="paragraph" style:parent-style-name="Standard">
      <style:text-properties style:font-name="Linux Libertine O" fo:font-style="normal" officeooo:rsid="0013fe50" officeooo:paragraph-rsid="0013fe50" style:font-style-asian="normal" style:font-style-complex="normal"/>
    </style:style>
    <style:style style:name="P8" style:family="paragraph" style:parent-style-name="Standard">
      <style:text-properties style:font-name="Linux Libertine O" fo:font-style="normal" officeooo:rsid="0015ee2e" officeooo:paragraph-rsid="0015ee2e" style:font-style-asian="normal" style:font-style-complex="normal"/>
    </style:style>
    <style:style style:name="P9" style:family="paragraph" style:parent-style-name="Standard">
      <style:text-properties style:font-name="Linux Libertine O" fo:font-style="normal" officeooo:rsid="0019b183" officeooo:paragraph-rsid="0019b183" style:font-style-asian="normal" style:font-style-complex="normal"/>
    </style:style>
    <style:style style:name="P10" style:family="paragraph" style:parent-style-name="Standard">
      <style:text-properties style:font-name="Linux Libertine O" officeooo:paragraph-rsid="00118f4a"/>
    </style:style>
    <style:style style:name="P11" style:family="paragraph" style:parent-style-name="Standard">
      <style:text-properties style:font-name="Linux Libertine O" fo:font-size="9pt" fo:font-style="normal" officeooo:rsid="001ac082" officeooo:paragraph-rsid="001ac082" style:font-size-asian="9pt" style:font-style-asian="normal" style:font-size-complex="9pt" style:font-style-complex="normal"/>
    </style:style>
    <style:style style:name="P12" style:family="paragraph" style:parent-style-name="Standard">
      <style:text-properties fo:color="#0084d1" style:font-name="Linux Libertine O" fo:font-size="16pt" fo:font-style="italic" fo:font-weight="bold" officeooo:rsid="000e1bd0" officeooo:paragraph-rsid="000e1bd0" style:font-size-asian="16pt" style:font-style-asian="italic" style:font-weight-asian="bold" style:font-size-complex="16pt" style:font-style-complex="italic" style:font-weight-complex="bold"/>
    </style:style>
    <style:style style:name="P13" style:family="paragraph" style:parent-style-name="Standard">
      <style:text-properties fo:color="#0084d1" style:font-name="Linux Libertine O" fo:font-style="italic" officeooo:rsid="000e1bd0" officeooo:paragraph-rsid="000e1bd0" style:font-style-asian="italic" style:font-style-complex="italic"/>
    </style:style>
    <style:style style:name="P14" style:family="paragraph" style:parent-style-name="Standard">
      <style:text-properties fo:color="#0084d1" style:font-name="Linux Libertine O" fo:font-style="italic" officeooo:rsid="0013fe50" officeooo:paragraph-rsid="0013fe50" style:font-style-asian="italic" style:font-style-complex="italic"/>
    </style:style>
    <style:style style:name="P15" style:family="paragraph" style:parent-style-name="Standard">
      <style:text-properties fo:color="#0084d1" style:font-name="Linux Libertine O" fo:font-size="13pt" fo:font-style="italic" fo:font-weight="normal" officeooo:rsid="000fd078" officeooo:paragraph-rsid="000e1bd0" style:font-size-asian="13pt" style:font-style-asian="italic" style:font-weight-asian="normal" style:font-style-complex="italic" style:font-weight-complex="normal"/>
    </style:style>
    <style:style style:name="P16" style:family="paragraph" style:parent-style-name="Standard">
      <style:text-properties fo:color="#0084d1" style:font-name="Linux Libertine O" fo:font-size="13pt" fo:font-style="italic" fo:font-weight="normal" officeooo:paragraph-rsid="000e1bd0" style:font-size-asian="13pt" style:font-style-asian="italic" style:font-weight-asian="normal" style:font-style-complex="italic" style:font-weight-complex="normal"/>
    </style:style>
    <style:style style:name="P17" style:family="paragraph" style:parent-style-name="Standard">
      <style:text-properties style:use-window-font-color="true" style:font-name="Linux Libertine O" fo:font-size="13pt" fo:font-style="italic" fo:font-weight="normal" officeooo:rsid="000fd078" officeooo:paragraph-rsid="000e1bd0" style:font-size-asian="13pt" style:font-style-asian="italic" style:font-weight-asian="normal" style:font-style-complex="italic" style:font-weight-complex="normal"/>
    </style:style>
    <style:style style:name="P18" style:family="paragraph" style:parent-style-name="Standard">
      <style:text-properties style:use-window-font-color="true" style:font-name="Linux Libertine O" officeooo:paragraph-rsid="00118f4a"/>
    </style:style>
    <style:style style:name="P19" style:family="paragraph" style:parent-style-name="Standard">
      <style:text-properties style:use-window-font-color="true" style:font-name="Linux Libertine O" fo:font-style="normal" officeooo:rsid="0013fe50" officeooo:paragraph-rsid="0013fe50" style:font-style-asian="normal" style:font-style-complex="normal"/>
    </style:style>
    <style:style style:name="P20" style:family="paragraph" style:parent-style-name="Standard">
      <style:text-properties style:use-window-font-color="true" style:font-name="Linux Libertine O" fo:font-style="normal" officeooo:rsid="0017aab2" officeooo:paragraph-rsid="00191dac" style:font-style-asian="normal" style:font-style-complex="normal"/>
    </style:style>
    <style:style style:name="P21" style:family="paragraph" style:parent-style-name="Standard">
      <style:text-properties style:use-window-font-color="true" style:font-name="Linux Libertine O" fo:font-style="normal" officeooo:rsid="00191dac" officeooo:paragraph-rsid="0019f384" style:font-style-asian="normal" style:font-style-complex="normal"/>
    </style:style>
    <style:style style:name="P22" style:family="paragraph" style:parent-style-name="Standard">
      <style:text-properties style:use-window-font-color="true" style:font-name="Linux Libertine O" fo:font-style="normal" officeooo:rsid="001acc64" officeooo:paragraph-rsid="001acc64" style:font-style-asian="normal" style:font-style-complex="normal"/>
    </style:style>
    <style:style style:name="P23" style:family="paragraph" style:parent-style-name="Standard">
      <style:text-properties style:use-window-font-color="true" style:font-name="Linux Libertine O" fo:font-style="normal" officeooo:rsid="001b8954" officeooo:paragraph-rsid="001b8954" style:font-style-asian="normal" style:font-style-complex="normal"/>
    </style:style>
    <style:style style:name="P24" style:family="paragraph" style:parent-style-name="Standard">
      <style:text-properties style:use-window-font-color="true" style:font-name="Linux Libertine O" fo:font-style="normal" officeooo:rsid="0019f384" officeooo:paragraph-rsid="0019f384" style:font-style-asian="normal" style:font-style-complex="normal"/>
    </style:style>
    <style:style style:name="P25" style:family="paragraph" style:parent-style-name="Standard">
      <style:paragraph-properties fo:margin-left="0.4925in" fo:margin-right="0in" fo:text-indent="0in" style:auto-text-indent="false"/>
      <style:text-properties style:font-name="Ubuntu Mono" officeooo:rsid="000fd828" officeooo:paragraph-rsid="000fd828"/>
    </style:style>
    <style:style style:name="P26" style:family="paragraph" style:parent-style-name="Standard">
      <style:paragraph-properties fo:margin-left="0.4925in" fo:margin-right="0in" fo:text-indent="0in" style:auto-text-indent="false"/>
      <style:text-properties style:font-name="Ubuntu Mono" fo:font-style="normal" officeooo:rsid="000fd828" officeooo:paragraph-rsid="000fd828" style:font-style-asian="normal" style:font-style-complex="normal"/>
    </style:style>
    <style:style style:name="P27" style:family="paragraph" style:parent-style-name="Standard">
      <style:paragraph-properties fo:margin-left="0.4925in" fo:margin-right="0in" fo:text-indent="0in" style:auto-text-indent="false"/>
      <style:text-properties style:font-name="Ubuntu Mono" fo:font-style="normal" officeooo:rsid="0013fe50" officeooo:paragraph-rsid="0013fe50" style:font-style-asian="normal" style:font-style-complex="normal"/>
    </style:style>
    <style:style style:name="P28" style:family="paragraph" style:parent-style-name="Standard">
      <style:paragraph-properties fo:margin-left="0.4925in" fo:margin-right="0in" fo:text-indent="0in" style:auto-text-indent="false"/>
      <style:text-properties style:use-window-font-color="true" style:font-name="Ubuntu Mono" fo:font-style="normal" officeooo:rsid="00191dac" officeooo:paragraph-rsid="0019f384" style:font-style-asian="normal" style:font-style-complex="normal"/>
    </style:style>
    <style:style style:name="P29" style:family="paragraph" style:parent-style-name="Standard">
      <style:paragraph-properties fo:margin-left="0.4925in" fo:margin-right="0in" fo:text-indent="0in" style:auto-text-indent="false"/>
      <style:text-properties style:use-window-font-color="true" style:font-name="Ubuntu Mono" fo:font-style="normal" officeooo:rsid="001acc64" officeooo:paragraph-rsid="001acc64" style:font-style-asian="normal" style:font-style-complex="normal"/>
    </style:style>
    <style:style style:name="P30" style:family="paragraph" style:parent-style-name="Figure">
      <style:text-properties style:font-name="Linux Libertine O"/>
    </style:style>
    <style:style style:name="P31" style:family="paragraph" style:parent-style-name="Standard" style:master-page-name="Standard">
      <style:paragraph-properties fo:text-align="center" style:justify-single-word="false" style:page-number="auto"/>
      <style:text-properties fo:color="#0084d1" style:font-name="Ubuntu" fo:font-size="24pt" fo:font-style="normal" fo:font-weight="normal" officeooo:rsid="000e1bd0" officeooo:paragraph-rsid="000e1bd0" style:font-size-asian="24pt" style:font-style-asian="normal" style:font-weight-asian="normal" style:font-size-complex="24pt" style:font-style-complex="normal" style:font-weight-complex="normal"/>
    </style:style>
    <style:style style:name="P32" style:family="paragraph" style:parent-style-name="Standard">
      <style:text-properties style:font-name="Linux Libertine O" fo:font-size="13pt" fo:font-weight="normal" officeooo:rsid="00118f4a" officeooo:paragraph-rsid="00118f4a" style:font-size-asian="13pt" style:font-weight-asian="normal"/>
    </style:style>
    <style:style style:name="P33" style:family="paragraph" style:parent-style-name="Standard" style:list-style-name="L14">
      <style:text-properties style:font-name="Linux Libertine O" fo:font-style="normal" officeooo:rsid="0013a446" officeooo:paragraph-rsid="0013a446" style:font-style-asian="normal" style:font-style-complex="normal"/>
    </style:style>
    <style:style style:name="P34" style:family="paragraph" style:parent-style-name="Standard">
      <style:text-properties style:font-name="Linux Libertine O" fo:font-style="normal" officeooo:rsid="0013fe50" officeooo:paragraph-rsid="0013fe50" style:font-style-asian="normal" style:font-style-complex="normal"/>
    </style:style>
    <style:style style:name="P35" style:family="paragraph" style:parent-style-name="Standard">
      <style:text-properties style:font-name="Linux Libertine O" fo:font-style="normal" officeooo:rsid="0013fe50" officeooo:paragraph-rsid="0017c6fb" style:font-style-asian="normal" style:font-style-complex="normal"/>
    </style:style>
    <style:style style:name="P36" style:family="paragraph" style:parent-style-name="Standard">
      <style:text-properties style:font-name="Linux Libertine O" fo:font-style="normal" officeooo:rsid="001c1920" officeooo:paragraph-rsid="0013fe50" style:font-style-asian="normal" style:font-style-complex="normal"/>
    </style:style>
    <style:style style:name="P37" style:family="paragraph" style:parent-style-name="Standard">
      <style:text-properties style:font-name="Linux Libertine O" fo:font-style="normal" officeooo:rsid="001c1920" officeooo:paragraph-rsid="001c1920" style:font-style-asian="normal" style:font-style-complex="normal"/>
    </style:style>
    <style:style style:name="P38" style:family="paragraph" style:parent-style-name="Standard">
      <style:text-properties style:font-name="Linux Libertine O" fo:font-style="normal" officeooo:rsid="0019b183" officeooo:paragraph-rsid="0019b183" style:font-style-asian="normal" style:font-style-complex="normal"/>
    </style:style>
    <style:style style:name="P39" style:family="paragraph" style:parent-style-name="Standard">
      <style:text-properties style:font-name="Linux Libertine O" fo:font-style="normal" officeooo:rsid="000fd828" officeooo:paragraph-rsid="000fd828" style:font-style-asian="normal" style:font-style-complex="normal"/>
    </style:style>
    <style:style style:name="P40" style:family="paragraph" style:parent-style-name="Standard">
      <style:text-properties style:font-name="Linux Libertine O" fo:font-style="normal" officeooo:rsid="001f2bf0" officeooo:paragraph-rsid="001f2bf0" style:font-style-asian="normal" style:font-style-complex="normal"/>
    </style:style>
    <style:style style:name="P41" style:family="paragraph" style:parent-style-name="Standard">
      <style:text-properties style:font-name="Linux Libertine O" fo:font-style="normal" officeooo:rsid="0017c6fb" officeooo:paragraph-rsid="0027ebab" style:font-style-asian="normal" style:font-style-complex="normal"/>
    </style:style>
    <style:style style:name="P42" style:family="paragraph" style:parent-style-name="Standard">
      <style:text-properties style:font-name="Linux Libertine O" officeooo:rsid="000e1bd0" officeooo:paragraph-rsid="0021b4fa"/>
    </style:style>
    <style:style style:name="P43" style:family="paragraph" style:parent-style-name="Standard" style:list-style-name="L14">
      <style:text-properties style:text-position="0% 100%" style:font-name="Linux Libertine O" fo:font-style="normal" officeooo:rsid="0015ee2e" officeooo:paragraph-rsid="0015ee2e" style:font-style-asian="normal" style:font-style-complex="normal"/>
    </style:style>
    <style:style style:name="P44" style:family="paragraph" style:parent-style-name="Standard" style:list-style-name="L14">
      <style:text-properties style:text-position="0% 100%" style:font-name="Linux Libertine O" fo:font-style="normal" officeooo:rsid="0017c6fb" officeooo:paragraph-rsid="0017c6fb" style:font-style-asian="normal" style:font-style-complex="normal"/>
    </style:style>
    <style:style style:name="P45" style:family="paragraph" style:parent-style-name="Standard" style:list-style-name="L14">
      <style:text-properties style:text-position="0% 100%" style:font-name="Linux Libertine O" fo:font-style="normal" officeooo:rsid="0017c6fb" officeooo:paragraph-rsid="0027ebab" style:font-style-asian="normal" style:font-style-complex="normal"/>
    </style:style>
    <style:style style:name="P46" style:family="paragraph" style:parent-style-name="Standard" style:list-style-name="L14">
      <style:text-properties style:text-position="0% 100%" style:font-name="Ubuntu Mono" fo:font-style="normal" officeooo:rsid="0017c6fb" officeooo:paragraph-rsid="0017c6fb" style:font-style-asian="normal" style:font-style-complex="normal"/>
    </style:style>
    <style:style style:name="P47" style:family="paragraph" style:parent-style-name="Standard" style:list-style-name="L14">
      <style:text-properties style:text-position="0% 100%" style:font-name="Ubuntu Mono" fo:font-style="normal" officeooo:rsid="0017c6fb" officeooo:paragraph-rsid="0027ebab" style:font-style-asian="normal" style:font-style-complex="normal"/>
    </style:style>
    <style:style style:name="P48" style:family="paragraph" style:parent-style-name="Standard" style:list-style-name="L14">
      <style:text-properties style:text-position="0% 100%" style:font-name="Ubuntu Mono" fo:font-style="normal" officeooo:rsid="001d4116" officeooo:paragraph-rsid="001d4116" style:font-style-asian="normal" style:font-style-complex="normal"/>
    </style:style>
    <style:style style:name="P49" style:family="paragraph" style:parent-style-name="Standard" style:list-style-name="L14">
      <style:text-properties style:text-position="0% 100%" style:font-name="Ubuntu Mono" fo:font-style="normal" officeooo:rsid="001de0b7" officeooo:paragraph-rsid="001de0b7" style:font-style-asian="normal" style:font-style-complex="normal"/>
    </style:style>
    <style:style style:name="P50" style:family="paragraph" style:parent-style-name="Standard" style:list-style-name="L14">
      <style:text-properties style:text-position="0% 100%" style:font-name="Ubuntu Mono" fo:font-style="normal" officeooo:rsid="001de0b7" officeooo:paragraph-rsid="001f2bf0" style:font-style-asian="normal" style:font-style-complex="normal"/>
    </style:style>
    <style:style style:name="P51" style:family="paragraph" style:parent-style-name="Standard" style:list-style-name="L14">
      <style:text-properties style:text-position="0% 100%" style:font-name="Ubuntu Mono" fo:font-style="normal" officeooo:rsid="001de0b7" officeooo:paragraph-rsid="002504a1" style:font-style-asian="normal" style:font-style-complex="normal"/>
    </style:style>
    <style:style style:name="P52" style:family="paragraph" style:parent-style-name="Standard" style:list-style-name="L14">
      <style:text-properties style:text-position="0% 100%" style:font-name="Ubuntu Mono" fo:font-style="normal" officeooo:rsid="001f2bf0" officeooo:paragraph-rsid="001f2bf0" style:font-style-asian="normal" style:font-style-complex="normal"/>
    </style:style>
    <style:style style:name="P53" style:family="paragraph" style:parent-style-name="Standard" style:list-style-name="L14">
      <style:text-properties style:text-position="0% 100%" style:font-name="Ubuntu Mono" fo:font-style="normal" officeooo:rsid="0021b4fa" officeooo:paragraph-rsid="0021b4fa" style:font-style-asian="normal" style:font-style-complex="normal"/>
    </style:style>
    <style:style style:name="P54" style:family="paragraph" style:parent-style-name="Standard" style:list-style-name="L14">
      <style:text-properties style:text-position="0% 100%" style:font-name="Ubuntu Mono" fo:font-style="normal" officeooo:rsid="00234d48" officeooo:paragraph-rsid="00234d48" style:font-style-asian="normal" style:font-style-complex="normal"/>
    </style:style>
    <style:style style:name="P55" style:family="paragraph" style:parent-style-name="Standard" style:list-style-name="L14">
      <style:text-properties style:text-position="0% 100%" style:font-name="Ubuntu Mono" fo:font-style="normal" officeooo:rsid="002504a1" officeooo:paragraph-rsid="002504a1" style:font-style-asian="normal" style:font-style-complex="normal"/>
    </style:style>
    <style:style style:name="P56" style:family="paragraph" style:parent-style-name="Standard">
      <style:text-properties style:text-position="0% 100%" style:font-name="Linux Libertine O" fo:font-style="normal" officeooo:rsid="00234d48" officeooo:paragraph-rsid="00234d48" style:font-style-asian="normal" style:font-style-complex="normal"/>
    </style:style>
    <style:style style:name="P57" style:family="paragraph" style:parent-style-name="Standard">
      <style:text-properties style:use-window-font-color="true" style:font-name="Linux Libertine O" fo:font-style="normal" officeooo:rsid="0013fe50" officeooo:paragraph-rsid="0013fe50" style:font-style-asian="normal" style:font-style-complex="normal"/>
    </style:style>
    <style:style style:name="P58" style:family="paragraph" style:parent-style-name="Standard">
      <style:text-properties style:use-window-font-color="true" style:font-name="Linux Libertine O" fo:font-style="normal" officeooo:rsid="0013fe50" officeooo:paragraph-rsid="00234d48" style:font-style-asian="normal" style:font-style-complex="normal"/>
    </style:style>
    <style:style style:name="P59" style:family="paragraph" style:parent-style-name="Standard">
      <style:paragraph-properties>
        <style:tab-stops>
          <style:tab-stop style:position="1.4591in"/>
        </style:tab-stops>
      </style:paragraph-properties>
      <style:text-properties style:use-window-font-color="true" style:font-name="Linux Libertine O" fo:font-style="normal" officeooo:rsid="001de0b7" officeooo:paragraph-rsid="0027ebab" style:font-style-asian="normal" style:font-style-complex="normal"/>
    </style:style>
    <style:style style:name="P60" style:family="paragraph" style:parent-style-name="Standard">
      <style:text-properties style:use-window-font-color="true" style:font-name="Linux Libertine O" fo:font-style="normal" officeooo:rsid="001f2bf0" officeooo:paragraph-rsid="001f2bf0" style:font-style-asian="normal" style:font-style-complex="normal"/>
    </style:style>
    <style:style style:name="P61" style:family="paragraph" style:parent-style-name="Standard">
      <style:paragraph-properties>
        <style:tab-stops>
          <style:tab-stop style:position="1.4591in"/>
        </style:tab-stops>
      </style:paragraph-properties>
      <style:text-properties style:use-window-font-color="true" style:font-name="Linux Libertine O" fo:font-style="normal" officeooo:rsid="001f2bf0" officeooo:paragraph-rsid="001f2bf0" style:font-style-asian="normal" style:font-style-complex="normal"/>
    </style:style>
    <style:style style:name="P62" style:family="paragraph" style:parent-style-name="Standard">
      <style:paragraph-properties>
        <style:tab-stops>
          <style:tab-stop style:position="1.4591in"/>
        </style:tab-stops>
      </style:paragraph-properties>
      <style:text-properties style:use-window-font-color="true" style:font-name="Linux Libertine O" fo:font-style="normal" officeooo:rsid="0020a4f8" officeooo:paragraph-rsid="0020a4f8" style:font-style-asian="normal" style:font-style-complex="normal"/>
    </style:style>
    <style:style style:name="P63" style:family="paragraph" style:parent-style-name="Standard">
      <style:text-properties style:use-window-font-color="true" style:font-name="Linux Libertine O" fo:font-style="normal" officeooo:rsid="00234d48" officeooo:paragraph-rsid="00234d48" style:font-style-asian="normal" style:font-style-complex="normal"/>
    </style:style>
    <style:style style:name="P64" style:family="paragraph" style:parent-style-name="Standard">
      <style:paragraph-properties>
        <style:tab-stops>
          <style:tab-stop style:position="1.4591in"/>
        </style:tab-stops>
      </style:paragraph-properties>
      <style:text-properties style:use-window-font-color="true" style:font-name="Linux Libertine O" fo:font-style="normal" officeooo:rsid="0026e6fd" officeooo:paragraph-rsid="0026e6fd" style:font-style-asian="normal" style:font-style-complex="normal"/>
    </style:style>
    <style:style style:name="P65"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6e6fd" officeooo:paragraph-rsid="0026e6fd" style:font-style-asian="normal" style:font-style-complex="normal"/>
    </style:style>
    <style:style style:name="P66"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6e6fd" officeooo:paragraph-rsid="002708ad" style:font-style-asian="normal" style:font-style-complex="normal"/>
    </style:style>
    <style:style style:name="P67" style:family="paragraph" style:parent-style-name="Standard" style:list-style-name="L14">
      <style:paragraph-properties>
        <style:tab-stops>
          <style:tab-stop style:position="1.4591in"/>
        </style:tab-stops>
      </style:paragraph-properties>
      <style:text-properties style:use-window-font-color="true" style:font-name="Linux Libertine O" fo:font-style="normal" officeooo:rsid="002708ad" officeooo:paragraph-rsid="002708ad" style:font-style-asian="normal" style:font-style-complex="normal"/>
    </style:style>
    <style:style style:name="P68" style:family="paragraph" style:parent-style-name="Standard">
      <style:text-properties style:use-window-font-color="true" style:font-name="Linux Libertine O" fo:font-style="normal" officeooo:rsid="0019f384" officeooo:paragraph-rsid="0019f384" style:font-style-asian="normal" style:font-style-complex="normal"/>
    </style:style>
    <style:style style:name="P69" style:family="paragraph" style:parent-style-name="Standard">
      <style:text-properties style:use-window-font-color="true" style:font-name="Linux Libertine O" fo:font-style="normal" officeooo:rsid="00191dac" officeooo:paragraph-rsid="0019f384" style:font-style-asian="normal" style:font-style-complex="normal"/>
    </style:style>
    <style:style style:name="P70" style:family="paragraph" style:parent-style-name="Standard">
      <style:text-properties style:use-window-font-color="true" style:font-name="Linux Libertine O" fo:font-style="italic" officeooo:rsid="0021b4fa" officeooo:paragraph-rsid="0021b4fa" style:font-style-asian="italic" style:font-style-complex="italic"/>
    </style:style>
    <style:style style:name="P71" style:family="paragraph" style:parent-style-name="Standard">
      <style:text-properties style:use-window-font-color="true" style:text-position="0% 100%" style:font-name="Linux Libertine O" fo:font-style="normal" officeooo:rsid="0015ee2e" officeooo:paragraph-rsid="002504a1" style:font-style-asian="normal" style:font-style-complex="normal"/>
    </style:style>
    <style:style style:name="P72" style:family="paragraph" style:parent-style-name="Standard">
      <style:text-properties style:use-window-font-color="true" style:text-position="0% 100%" style:font-name="Linux Libertine O" fo:font-style="normal" officeooo:rsid="002504a1" officeooo:paragraph-rsid="002504a1" style:font-style-asian="normal" style:font-style-complex="normal"/>
    </style:style>
    <style:style style:name="P73" style:family="paragraph" style:parent-style-name="Standard" style:list-style-name="L14">
      <style:text-properties style:use-window-font-color="true" style:text-position="0% 100%" style:font-name="Ubuntu Mono" fo:font-style="normal" officeooo:rsid="001de0b7" officeooo:paragraph-rsid="001f2bf0" style:font-style-asian="normal" style:font-style-complex="normal"/>
    </style:style>
    <style:style style:name="P74" style:family="paragraph" style:parent-style-name="Standard">
      <style:text-properties style:use-window-font-color="true" style:font-name="Ubuntu Mono" fo:font-style="normal" officeooo:rsid="001d4116" officeooo:paragraph-rsid="0027ebab" style:font-style-asian="normal" style:font-style-complex="normal"/>
    </style:style>
    <style:style style:name="P75"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1de0b7" officeooo:paragraph-rsid="0020a4f8" style:font-style-asian="normal" style:font-style-complex="normal"/>
    </style:style>
    <style:style style:name="P76"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1de0b7" officeooo:paragraph-rsid="0026a191" style:font-style-asian="normal" style:font-style-complex="normal"/>
    </style:style>
    <style:style style:name="P77" style:family="paragraph" style:parent-style-name="Standard">
      <style:text-properties style:use-window-font-color="true" style:font-name="Ubuntu Mono" fo:font-style="normal" officeooo:rsid="001de0b7" officeooo:paragraph-rsid="00234d48" style:font-style-asian="normal" style:font-style-complex="normal"/>
    </style:style>
    <style:style style:name="P78" style:family="paragraph" style:parent-style-name="Standard">
      <style:text-properties style:use-window-font-color="true" style:font-name="Ubuntu Mono" fo:font-style="normal" officeooo:rsid="001de0b7" officeooo:paragraph-rsid="0027ebab" style:font-style-asian="normal" style:font-style-complex="normal"/>
    </style:style>
    <style:style style:name="P79" style:family="paragraph" style:parent-style-name="Standard">
      <style:text-properties style:use-window-font-color="true" style:font-name="Ubuntu Mono" fo:font-style="normal" officeooo:rsid="001f2bf0" officeooo:paragraph-rsid="00234d48" style:font-style-asian="normal" style:font-style-complex="normal"/>
    </style:style>
    <style:style style:name="P80" style:family="paragraph" style:parent-style-name="Standard">
      <style:text-properties style:use-window-font-color="true" style:font-name="Ubuntu Mono" fo:font-style="normal" officeooo:rsid="001f2bf0" officeooo:paragraph-rsid="0027ebab" style:font-style-asian="normal" style:font-style-complex="normal"/>
    </style:style>
    <style:style style:name="P81" style:family="paragraph" style:parent-style-name="Standard">
      <style:paragraph-properties>
        <style:tab-stops>
          <style:tab-stop style:position="1.4591in"/>
        </style:tab-stops>
      </style:paragraph-properties>
      <style:text-properties style:use-window-font-color="true" style:font-name="Ubuntu Mono" fo:font-style="normal" officeooo:rsid="0026a191" officeooo:paragraph-rsid="0026a191" style:font-style-asian="normal" style:font-style-complex="normal"/>
    </style:style>
    <style:style style:name="P82" style:family="paragraph" style:parent-style-name="Standard" style:list-style-name="L14">
      <style:paragraph-properties>
        <style:tab-stops>
          <style:tab-stop style:position="1.4591in"/>
        </style:tab-stops>
      </style:paragraph-properties>
      <style:text-properties style:use-window-font-color="true" style:font-name="Ubuntu Mono" fo:font-style="normal" officeooo:rsid="0026e6fd" officeooo:paragraph-rsid="0026e6fd" style:font-style-asian="normal" style:font-style-complex="normal"/>
    </style:style>
    <style:style style:name="P83" style:family="paragraph" style:parent-style-name="Standard" style:list-style-name="L14">
      <style:text-properties style:font-name="Ubuntu Mono" fo:font-style="normal" officeooo:rsid="001de0b7" officeooo:paragraph-rsid="001f2bf0" style:font-style-asian="normal" style:font-style-complex="normal"/>
    </style:style>
    <style:style style:name="P84" style:family="paragraph" style:parent-style-name="Standard" style:list-style-name="L14">
      <style:text-properties style:font-name="Ubuntu Mono" fo:font-style="normal" officeooo:rsid="001de0b7" officeooo:paragraph-rsid="0020a4f8" style:font-style-asian="normal" style:font-style-complex="normal"/>
    </style:style>
    <style:style style:name="P85" style:family="paragraph" style:parent-style-name="Standard">
      <style:text-properties fo:color="#0084d1" style:font-name="Linux Libertine O" fo:font-style="italic" officeooo:rsid="001f2bf0" officeooo:paragraph-rsid="001f2bf0" style:font-style-asian="italic" style:font-style-complex="italic"/>
    </style:style>
    <style:style style:name="P86" style:family="paragraph" style:parent-style-name="Standard">
      <style:paragraph-properties>
        <style:tab-stops>
          <style:tab-stop style:position="1.4591in"/>
        </style:tab-stops>
      </style:paragraph-properties>
      <style:text-properties fo:color="#0084d1" style:font-name="Linux Libertine O" fo:font-style="italic" officeooo:rsid="0020a4f8" officeooo:paragraph-rsid="0020a4f8" style:font-style-asian="italic" style:font-style-complex="italic"/>
    </style:style>
    <style:style style:name="P87" style:family="paragraph" style:parent-style-name="Standard">
      <style:paragraph-properties>
        <style:tab-stops>
          <style:tab-stop style:position="1.4591in"/>
        </style:tab-stops>
      </style:paragraph-properties>
      <style:text-properties fo:color="#0084d1" style:font-name="Linux Libertine O" fo:font-style="italic" officeooo:rsid="0026e6fd" officeooo:paragraph-rsid="0026e6fd" style:font-style-asian="italic" style:font-style-complex="italic"/>
    </style:style>
    <style:style style:name="P88" style:family="paragraph" style:parent-style-name="Standard">
      <style:text-properties fo:color="#0084d1" style:font-name="Linux Libertine O" fo:font-style="italic" officeooo:rsid="0027ebab" officeooo:paragraph-rsid="0027ebab" style:font-style-asian="italic" style:font-style-complex="italic"/>
    </style:style>
    <style:style style:name="P89" style:family="paragraph" style:parent-style-name="Standard">
      <style:text-properties fo:color="#0084d1" style:font-name="Linux Libertine O" fo:font-size="16pt" fo:font-style="italic" fo:font-weight="bold" officeooo:rsid="000e1bd0" officeooo:paragraph-rsid="0020a4f8" style:font-size-asian="16pt" style:font-style-asian="italic" style:font-weight-asian="bold" style:font-size-complex="16pt" style:font-style-complex="italic" style:font-weight-complex="bold"/>
    </style:style>
    <style:style style:name="P90" style:family="paragraph" style:parent-style-name="Standard" style:list-style-name="L14">
      <style:text-properties style:font-name="Ubuntu Mono" fo:font-style="normal" officeooo:rsid="0017c6fb" officeooo:paragraph-rsid="0027ebab" style:font-style-asian="normal" style:font-style-complex="normal"/>
    </style:style>
    <style:style style:name="P91" style:family="paragraph" style:parent-style-name="Standard">
      <style:text-properties style:font-name="Linux Libertine O" fo:font-style="normal" officeooo:rsid="0017c6fb" officeooo:paragraph-rsid="0027ebab" style:font-style-asian="normal" style:font-style-complex="normal"/>
    </style:style>
    <style:style style:name="P92" style:family="paragraph" style:parent-style-name="Standard">
      <style:paragraph-properties fo:break-before="page"/>
      <style:text-properties style:font-name="Linux Libertine O" fo:font-style="normal" officeooo:rsid="000fd828" officeooo:paragraph-rsid="001f2bf0" style:font-style-asian="normal" style:font-style-complex="normal"/>
    </style:style>
    <style:style style:name="P93" style:family="paragraph" style:parent-style-name="Figure">
      <style:text-properties style:font-name="Linux Libertine O"/>
    </style:style>
    <style:style style:name="P94" style:family="paragraph">
      <style:paragraph-properties fo:margin-left="0in" fo:margin-right="0in" fo:margin-top="0in" fo:margin-bottom="0in" fo:line-height="100%" fo:text-align="center" fo:text-indent="0in"/>
    </style:style>
    <style:style style:name="P95" style:family="paragraph">
      <style:paragraph-properties fo:margin-left="0in" fo:margin-right="0in" fo:margin-top="0in" fo:margin-bottom="0in" fo:line-height="100%" fo:text-align="center" fo:text-indent="0in"/>
      <style:text-properties fo:color="#333333" style:text-outline="false" style:text-line-through-style="none" style:font-name="Ubuntu"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indent="0in"/>
    </style:style>
    <style:style style:name="P97" style:family="paragraph">
      <style:paragraph-properties fo:margin-left="0in" fo:margin-right="0in" fo:margin-top="0in" fo:margin-bottom="0in" fo:line-height="100%" fo:text-indent="0in"/>
      <style:text-properties fo:color="#333333" style:text-outline="false" style:text-line-through-style="none" style:font-name="Ubuntu Mono"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9" style:family="paragraph">
      <style:paragraph-properties fo:text-align="center"/>
    </style:style>
    <style:style style:name="T1" style:family="text">
      <style:text-properties fo:font-size="13pt" fo:font-weight="normal" style:font-size-asian="13pt" style:font-weight-asian="normal"/>
    </style:style>
    <style:style style:name="T2" style:family="text">
      <style:text-properties fo:font-size="13pt" fo:font-weight="normal" officeooo:rsid="001abfe1" style:font-size-asian="13pt" style:font-weight-asian="normal"/>
    </style:style>
    <style:style style:name="T3" style:family="text">
      <style:text-properties fo:color="#1a1a1a" fo:font-size="13pt" fo:font-weight="normal" style:font-size-asian="13pt" style:font-weight-asian="normal"/>
    </style:style>
    <style:style style:name="T4" style:family="text">
      <style:text-properties fo:color="#1a1a1a" fo:font-size="13pt" fo:font-weight="normal" officeooo:rsid="001abfe1" style:font-size-asian="13pt" style:font-weight-asian="normal"/>
    </style:style>
    <style:style style:name="T5" style:family="text">
      <style:text-properties fo:color="#579d1c"/>
    </style:style>
    <style:style style:name="T6" style:family="text">
      <style:text-properties fo:color="#579d1c" fo:font-size="13pt" fo:font-weight="normal" style:font-size-asian="13pt" style:font-weight-asian="normal"/>
    </style:style>
    <style:style style:name="T7" style:family="text">
      <style:text-properties fo:color="#579d1c" fo:font-size="13pt" fo:font-weight="normal" officeooo:rsid="001abfe1" style:font-size-asian="13pt" style:font-weight-asian="normal"/>
    </style:style>
    <style:style style:name="T8" style:family="text">
      <style:text-properties fo:color="#579d1c" style:font-name="Linux Libertine O1" fo:font-size="13pt" fo:font-weight="normal" officeooo:rsid="0014648d" style:font-name-asian="Linux Libertine O1" style:font-size-asian="13pt" style:font-weight-asian="normal" style:font-name-complex="Linux Libertine O1"/>
    </style:style>
    <style:style style:name="T9" style:family="text">
      <style:text-properties fo:color="#579d1c" officeooo:rsid="0013fe50"/>
    </style:style>
    <style:style style:name="T10" style:family="text">
      <style:text-properties fo:color="#579d1c" fo:font-style="italic" style:font-style-asian="italic" style:font-style-complex="italic"/>
    </style:style>
    <style:style style:name="T11" style:family="text">
      <style:text-properties fo:color="#579d1c" officeooo:rsid="0027ebab"/>
    </style:style>
    <style:style style:name="T12" style:family="text">
      <style:text-properties officeooo:rsid="000fd828"/>
    </style:style>
    <style:style style:name="T13" style:family="text">
      <style:text-properties style:font-name="Ubuntu Mono"/>
    </style:style>
    <style:style style:name="T14" style:family="text">
      <style:text-properties style:font-name="Ubuntu Mono" officeooo:rsid="001f2bf0"/>
    </style:style>
    <style:style style:name="T15" style:family="text">
      <style:text-properties fo:font-style="italic" style:font-style-asian="italic" style:font-style-complex="italic"/>
    </style:style>
    <style:style style:name="T16" style:family="text">
      <style:text-properties officeooo:rsid="00191dac"/>
    </style:style>
    <style:style style:name="T17" style:family="text">
      <style:text-properties officeooo:rsid="0019b183"/>
    </style:style>
    <style:style style:name="T18" style:family="text">
      <style:text-properties officeooo:rsid="001acc64"/>
    </style:style>
    <style:style style:name="T19" style:family="text">
      <style:text-properties officeooo:rsid="001b8954"/>
    </style:style>
    <style:style style:name="T20" style:family="text">
      <style:text-properties officeooo:rsid="0013fe50"/>
    </style:style>
    <style:style style:name="T21" style:family="text">
      <style:text-properties officeooo:rsid="001d4116"/>
    </style:style>
    <style:style style:name="T22" style:family="text">
      <style:text-properties officeooo:rsid="001de0b7"/>
    </style:style>
    <style:style style:name="T23" style:family="text">
      <style:text-properties style:text-position="0% 100%"/>
    </style:style>
    <style:style style:name="T24" style:family="text">
      <style:text-properties style:text-position="0% 100%" officeooo:rsid="001f2bf0"/>
    </style:style>
    <style:style style:name="T25" style:family="text">
      <style:text-properties officeooo:rsid="001f2bf0"/>
    </style:style>
    <style:style style:name="T26" style:family="text">
      <style:text-properties style:use-window-font-color="true" style:font-name="Linux Libertine O" officeooo:rsid="0020a4f8"/>
    </style:style>
    <style:style style:name="T27" style:family="text">
      <style:text-properties style:use-window-font-color="true" style:text-position="0% 100%" style:font-name="Linux Libertine O" fo:font-style="normal" officeooo:rsid="001f2bf0" style:font-style-asian="normal" style:font-style-complex="normal"/>
    </style:style>
    <style:style style:name="T28" style:family="text">
      <style:text-properties style:use-window-font-color="true" officeooo:rsid="0020a4f8"/>
    </style:style>
    <style:style style:name="T29" style:family="text">
      <style:text-properties style:use-window-font-color="true" officeooo:rsid="002504a1"/>
    </style:style>
    <style:style style:name="T30" style:family="text">
      <style:text-properties style:use-window-font-color="true" fo:font-weight="normal" officeooo:rsid="002504a1" style:font-weight-asian="normal" style:font-weight-complex="normal"/>
    </style:style>
    <style:style style:name="T31" style:family="text">
      <style:text-properties style:font-name="Ubuntu Mono"/>
    </style:style>
    <style:style style:name="T32" style:family="text">
      <style:text-properties style:font-name="Linux Libertine O"/>
    </style:style>
    <style:style style:name="T33" style:family="text">
      <style:text-properties style:font-name="Linux Libertine O" officeooo:rsid="001f2bf0"/>
    </style:style>
    <style:style style:name="T34" style:family="text">
      <style:text-properties officeooo:rsid="0020a4f8"/>
    </style:style>
    <style:style style:name="T35" style:family="text">
      <style:text-properties fo:color="#0084d1" style:font-name="Linux Libertine O" fo:font-style="italic" officeooo:rsid="000e1bd0" style:font-style-asian="italic" style:font-style-complex="italic"/>
    </style:style>
    <style:style style:name="T36" style:family="text">
      <style:text-properties style:font-name="Linux Libertine O" officeooo:rsid="0020a4f8"/>
    </style:style>
    <style:style style:name="T37" style:family="text">
      <style:text-properties style:font-name="Linux Libertine O" officeooo:rsid="0026a191"/>
    </style:style>
    <style:style style:name="T38" style:family="text">
      <style:text-properties style:font-name="Linux Libertine O1"/>
    </style:style>
    <style:style style:name="T39" style:family="text">
      <style:text-properties officeooo:rsid="002259ef"/>
    </style:style>
    <style:style style:name="T40" style:family="text">
      <style:text-properties officeooo:rsid="0026a191"/>
    </style:style>
    <style:style style:name="T41" style:family="text">
      <style:text-properties fo:color="#333333" style:text-outline="false" style:text-line-through-style="none" style:font-name="Ubuntu"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42" style:family="text">
      <style:text-properties fo:color="#333333" style:text-outline="false" style:text-line-through-style="none" style:font-name="Ubuntu Mono"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ucida Grande"/>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ffff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3" style:family="graphic">
      <style:graphic-properties draw:stroke="solid" svg:stroke-width="0.0201in" svg:stroke-color="#579d1c" draw:marker-start="" draw:marker-start-width="0.1398in" draw:marker-start-center="false" draw:marker-end="" draw:marker-end-width="0.1398in" draw:marker-end-center="false" draw:stroke-linejoin="miter" svg:stroke-linecap="square" draw:fill="solid" draw:fill-color="#aecf00"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4" style:family="graphic">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83ca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back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1in" svg:stroke-color="#579d1c"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7" style:family="graphic">
      <style:graphic-properties draw:stroke="solid" svg:stroke-width="0.0201in" svg:stroke-color="#579d1c"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9" style:family="graphic">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0" style:family="graphic">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1" style:family="graphic">
      <style:graphic-properties draw:stroke="solid" svg:stroke-width="0.0201in" svg:stroke-color="#0084d1"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2" style:family="graphic">
      <style:graphic-properties draw:stroke="solid" svg:stroke-width="0.0201in" svg:stroke-color="#333333" draw:marker-start="" draw:marker-start-width="0.1083in" draw:marker-start-center="false" draw:marker-end="Arrow" draw:marker-end-width="0.1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13" style:family="graphic">
      <style:graphic-properties draw:stroke="solid" svg:stroke-width="0.0201in" svg:stroke-color="#0084d1" draw:marker-start="" draw:marker-start-width="0.1083in" draw:marker-start-center="false" draw:marker-end="" draw:marker-end-width="0.1083in" draw:marker-end-center="false" draw:fill="solid" draw:fill-color="#053061"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4" style:family="graphic">
      <style:graphic-properties draw:stroke="solid" svg:stroke-width="0.0201in" svg:stroke-color="#0084d1" draw:marker-start="" draw:marker-start-width="0.1083in" draw:marker-start-center="false" draw:marker-end="" draw:marker-end-width="0.1083in" draw:marker-end-center="false" draw:fill="solid" draw:fill-color="#2166ac"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5" style:family="graphic">
      <style:graphic-properties draw:stroke="solid" svg:stroke-width="0.0201in" svg:stroke-color="#0084d1" draw:marker-start="" draw:marker-start-width="0.1083in" draw:marker-start-center="false" draw:marker-end="" draw:marker-end-width="0.1083in" draw:marker-end-center="false" draw:fill="solid" draw:fill-color="#4393c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6" style:family="graphic">
      <style:graphic-properties draw:stroke="solid" svg:stroke-width="0.0201in" svg:stroke-color="#0084d1" draw:marker-start="" draw:marker-start-width="0.1083in" draw:marker-start-center="false" draw:marker-end="" draw:marker-end-width="0.1083in" draw:marker-end-center="false" draw:fill="solid" draw:fill-color="#92c5de"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7" style:family="graphic">
      <style:graphic-properties draw:stroke="solid" svg:stroke-width="0.0201in" svg:stroke-color="#0084d1" draw:marker-start="" draw:marker-start-width="0.1083in" draw:marker-start-center="false" draw:marker-end="" draw:marker-end-width="0.1083in" draw:marker-end-center="false" draw:fill="solid" draw:fill-color="#d1e5f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8" style:family="graphic">
      <style:graphic-properties draw:stroke="solid" svg:stroke-width="0.0201in" svg:stroke-color="#333333" draw:marker-start="" draw:marker-start-width="0.1083in" draw:marker-start-center="false" draw:marker-end="" draw:marker-end-width="0.1083in" draw:marker-end-center="false" draw:fill="solid" draw:fill-color="#99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19" style:family="graphic">
      <style:graphic-properties draw:stroke="solid" svg:stroke-width="0.0201in" svg:stroke-color="#333333" draw:marker-start="" draw:marker-start-width="0.1083in" draw:marker-start-center="false" draw:marker-end="" draw:marker-end-width="0.1083in" draw:marker-end-center="false" draw:fill="solid" draw:fill-color="#fff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0" style:family="graphic">
      <style:graphic-properties draw:stroke="solid" svg:stroke-width="0.0201in" svg:stroke-color="#333333" draw:marker-start="" draw:marker-start-width="0.1083in" draw:marker-start-center="false" draw:marker-end="" draw:marker-end-width="0.1083in" draw:marker-end-center="false" draw:fill="solid" draw:fill-color="#66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1" style:family="graphic">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background"/>
    </style:style>
    <style:style style:name="gr22"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3" style:family="graphic" style:list-style-name="L18">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ffff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4" style:family="graphic" style:list-style-name="L19">
      <style:graphic-properties draw:stroke="solid" svg:stroke-width="0.0201in" svg:stroke-color="#579d1c" draw:marker-start="" draw:marker-start-width="0.1398in" draw:marker-start-center="false" draw:marker-end="" draw:marker-end-width="0.1398in" draw:marker-end-center="false" draw:stroke-linejoin="miter" svg:stroke-linecap="square" draw:fill="solid" draw:fill-color="#aecf00"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5" style:family="graphic" style:list-style-name="L20">
      <style:graphic-properties draw:stroke="solid" svg:stroke-width="0.0201in" svg:stroke-color="#0084d1" draw:marker-start="" draw:marker-start-width="0.1398in" draw:marker-start-center="false" draw:marker-end="" draw:marker-end-width="0.1398in" draw:marker-end-center="false" draw:stroke-linejoin="miter" svg:stroke-linecap="square" draw:fill="solid" draw:fill-color="#83caff" draw:textarea-horizontal-align="justify" draw:textarea-vertical-align="top" draw:auto-grow-height="false" fo:padding-top="0.0591in" fo:padding-bottom="0.0591in" fo:padding-left="0.1083in" fo:padding-right="0.1083in" draw:shadow="hidden" draw:shadow-offset-x="0.0783in" draw:shadow-offset-y="0.0783in" draw:shadow-color="#808080" style:run-through="foreground"/>
    </style:style>
    <style:style style:name="gr26" style:family="graphic" style:list-style-name="L21">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27" style:family="graphic" style:list-style-name="L22">
      <style:graphic-properties draw:stroke="solid" svg:stroke-width="0.0201in" svg:stroke-color="#579d1c"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28" style:family="graphic" style:list-style-name="L23">
      <style:graphic-properties draw:stroke="solid" svg:stroke-width="0.0201in" svg:stroke-color="#579d1c"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29" style:family="graphic" style:list-style-name="L24">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30" style:family="graphic" style:list-style-name="L25">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31" style:family="graphic" style:list-style-name="L26">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2" style:family="graphic" style:list-style-name="L27">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3" style:family="graphic" style:list-style-name="L28">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4" style:family="graphic" style:list-style-name="L29">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5" style:family="graphic" style:list-style-name="L30">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6" style:family="graphic" style:list-style-name="L31">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7" style:family="graphic" style:list-style-name="L32">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8" style:family="graphic" style:list-style-name="L33">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39" style:family="graphic" style:list-style-name="L34">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0" style:family="graphic" style:list-style-name="L35">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1" style:family="graphic" style:list-style-name="L36">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2" style:family="graphic" style:list-style-name="L37">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3" style:family="graphic" style:list-style-name="L38">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4" style:family="graphic" style:list-style-name="L39">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5" style:family="graphic" style:list-style-name="L40">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6" style:family="graphic" style:list-style-name="L41">
      <style:graphic-properties draw:stroke="solid" svg:stroke-width="0.0201in" svg:stroke-color="#0084d1"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47" style:family="graphic" style:list-style-name="L42">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8" style:family="graphic" style:list-style-name="L43">
      <style:graphic-properties draw:stroke="solid" svg:stroke-width="0.0201in" svg:stroke-color="#0084d1" draw:marker-start="" draw:marker-start-width="0.1083in" draw:marker-start-center="false" draw:marker-end="" draw:marker-end-width="0.1083in" draw:marker-end-center="false" draw:fill="solid" draw:fill-color="#83ca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49" style:family="graphic" style:list-style-name="L44">
      <style:graphic-properties draw:stroke="solid" svg:stroke-width="0.0201in" svg:stroke-color="#333333" draw:marker-start="" draw:marker-start-width="0.1083in" draw:marker-start-center="false" draw:marker-end="Arrow" draw:marker-end-width="0.1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0" style:family="graphic" style:list-style-name="L45">
      <style:graphic-properties draw:stroke="solid" svg:stroke-width="0.0201in" svg:stroke-color="#0084d1" draw:marker-start="" draw:marker-start-width="0.1083in" draw:marker-start-center="false" draw:marker-end="" draw:marker-end-width="0.1083in" draw:marker-end-center="false" draw:fill="solid" draw:fill-color="#053061"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1" style:family="graphic" style:list-style-name="L46">
      <style:graphic-properties draw:stroke="solid" svg:stroke-width="0.0201in" svg:stroke-color="#0084d1" draw:marker-start="" draw:marker-start-width="0.1083in" draw:marker-start-center="false" draw:marker-end="" draw:marker-end-width="0.1083in" draw:marker-end-center="false" draw:fill="solid" draw:fill-color="#2166ac"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2" style:family="graphic" style:list-style-name="L47">
      <style:graphic-properties draw:stroke="solid" svg:stroke-width="0.0201in" svg:stroke-color="#0084d1" draw:marker-start="" draw:marker-start-width="0.1083in" draw:marker-start-center="false" draw:marker-end="" draw:marker-end-width="0.1083in" draw:marker-end-center="false" draw:fill="solid" draw:fill-color="#4393c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3" style:family="graphic" style:list-style-name="L48">
      <style:graphic-properties draw:stroke="solid" svg:stroke-width="0.0201in" svg:stroke-color="#0084d1" draw:marker-start="" draw:marker-start-width="0.1083in" draw:marker-start-center="false" draw:marker-end="" draw:marker-end-width="0.1083in" draw:marker-end-center="false" draw:fill="solid" draw:fill-color="#92c5de"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4" style:family="graphic" style:list-style-name="L49">
      <style:graphic-properties draw:stroke="solid" svg:stroke-width="0.0201in" svg:stroke-color="#0084d1" draw:marker-start="" draw:marker-start-width="0.1083in" draw:marker-start-center="false" draw:marker-end="" draw:marker-end-width="0.1083in" draw:marker-end-center="false" draw:fill="solid" draw:fill-color="#d1e5f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5" style:family="graphic" style:list-style-name="L50">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6" style:family="graphic" style:list-style-name="L51">
      <style:graphic-properties draw:stroke="solid" svg:stroke-width="0.0201in" svg:stroke-color="#333333" draw:marker-start="" draw:marker-start-width="0.1083in" draw:marker-start-center="false" draw:marker-end="" draw:marker-end-width="0.1083in" draw:marker-end-center="false" draw:fill="solid" draw:fill-color="#99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7" style:family="graphic" style:list-style-name="L52">
      <style:graphic-properties draw:stroke="solid" svg:stroke-width="0.0201in" svg:stroke-color="#333333" draw:marker-start="" draw:marker-start-width="0.1083in" draw:marker-start-center="false" draw:marker-end="" draw:marker-end-width="0.1083in" draw:marker-end-center="false" draw:fill="solid" draw:fill-color="#ffff00"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8" style:family="graphic" style:list-style-name="L53">
      <style:graphic-properties draw:stroke="solid" svg:stroke-width="0.0201in" svg:stroke-color="#333333" draw:marker-start="" draw:marker-start-width="0.1083in" draw:marker-start-center="false" draw:marker-end="" draw:marker-end-width="0.1083in" draw:marker-end-center="false" draw:fill="solid" draw:fill-color="#66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59" style:family="graphic" style:list-style-name="L54">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0" style:family="graphic" style:list-style-name="L55">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1" style:family="graphic" style:list-style-name="L56">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2" style:family="graphic" style:list-style-name="L57">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3" style:family="graphic" style:list-style-name="L58">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4" style:family="graphic" style:list-style-name="L59">
      <style:graphic-properties draw:stroke="solid" svg:stroke-width="0.0201in" svg:stroke-color="#333333" draw:marker-start="" draw:marker-start-width="0.1083in" draw:marker-start-center="false" draw:marker-end="" draw:marker-end-width="0.1083in" draw:marker-end-center="false" draw:fill="solid" draw:fill-color="#ff3333"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5" style:family="graphic" style:list-style-name="L60">
      <style:graphic-properties draw:stroke="solid" svg:stroke-width="0.0201in" svg:stroke-color="#333333" draw:marker-start="" draw:marker-start-width="0.1083in" draw:marker-start-center="false" draw:marker-end="" draw:marker-end-width="0.1083in" draw:marker-end-center="false" draw:fill="solid" draw:fill-color="#fffff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6" style:family="graphic" style:list-style-name="L61">
      <style:graphic-properties draw:stroke="solid" svg:stroke-width="0.0201in" svg:stroke-color="#0084d1" draw:marker-start="" draw:marker-start-width="0.1398in" draw:marker-start-center="false" draw:marker-end="Arrow" draw:marker-end-width="0.1398in" draw:marker-end-center="false" draw:fill="solid" draw:fill-color="#729fcf" draw:textarea-horizontal-align="justify" draw:textarea-vertical-align="middle" draw:auto-grow-height="false" fo:padding-top="0.0591in" fo:padding-bottom="0.0591in" fo:padding-left="0.1083in" fo:padding-right="0.1083in" draw:shadow="hidden" draw:shadow-offset-x="0.0783in" draw:shadow-offset-y="0.0783in" draw:shadow-color="#808080" style:run-through="foreground"/>
    </style:style>
    <style:style style:name="gr67" style:family="graphic" style:list-style-name="L62">
      <style:graphic-properties draw:stroke="solid" svg:stroke-width="0.0201in" svg:stroke-color="#0084d1" draw:marker-start="" draw:marker-start-width="0.1083in" draw:marker-start-center="false" draw:marker-end="Arrow" draw:marker-end-width="0.1299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8"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07in" fo:min-width="0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svg:stroke-width="0.0402in" draw:marker-start-width="0.2602in" draw:marker-end-width="0.26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Version Control with Git (Local)</text:p>
      <text:p text:style-name="P17"/>
      <text:p text:style-name="P15">Day 1</text:p>
      <text:p text:style-name="P1"><text:span text:style-name="T3"><text:tab/></text:span><text:span text:style-name="T4">S</text:span><text:span text:style-name="T3">hell </text:span><text:span text:style-name="T4">(bash)</text:span><text:span text:style-name="T3"><text:tab/><text:tab/><text:tab/><text:tab/><text:tab/>Rachel</text:span></text:p>
      <text:p text:style-name="P1"><text:span text:style-name="T3"><text:tab/></text:span><text:span text:style-name="T4">V</text:span><text:span text:style-name="T3">ariables </text:span><text:span text:style-name="T4">(Python)</text:span><text:span text:style-name="T3"><text:tab/><text:tab/><text:tab/><text:tab/>Will</text:span></text:p>
      <text:p text:style-name="P1"><text:span text:style-name="T3"><text:tab/></text:span><text:span text:style-name="T4">D</text:span><text:span text:style-name="T3">ata structures </text:span><text:span text:style-name="T4">(Python)</text:span><text:span text:style-name="T3"><text:tab/><text:tab/><text:tab/>Will</text:span></text:p>
      <text:p text:style-name="P1"><text:span text:style-name="T3"><text:tab/></text:span><text:span text:style-name="T4">F</text:span><text:span text:style-name="T3">low control </text:span><text:span text:style-name="T4">(Python)</text:span><text:span text:style-name="T3"><text:tab/><text:tab/><text:tab/>John</text:span></text:p>
      <text:p text:style-name="P1"><text:span text:style-name="T3"><text:tab/></text:span><text:span text:style-name="T4">F</text:span><text:span text:style-name="T3">unctions </text:span><text:span text:style-name="T4">(Python)</text:span><text:span text:style-name="T3"><text:tab/><text:tab/><text:tab/><text:tab/>John</text:span></text:p>
      <text:p text:style-name="P16">Day 2</text:p>
      <text:p text:style-name="P1"><text:span text:style-name="T6"><text:s text:c="8"/></text:span><text:span text:style-name="T8">▶</text:span><text:span text:style-name="T6"><text:tab/></text:span><text:span text:style-name="T7">V</text:span><text:span text:style-name="T6">ersion control local </text:span><text:span text:style-name="T7">(Git)</text:span><text:span text:style-name="T6"><text:tab/><text:tab/><text:tab/>Neal</text:span></text:p>
      <text:p text:style-name="P1"><text:span text:style-name="T3"><text:tab/></text:span><text:span text:style-name="T4">V</text:span><text:span text:style-name="T3">ersion control remote </text:span><text:span text:style-name="T4">(Git)</text:span><text:span text:style-name="T3"><text:tab/><text:tab/>Neal</text:span></text:p>
      <text:p text:style-name="P18"><text:span text:style-name="T1"><text:tab/></text:span><text:span text:style-name="T2">D</text:span><text:span text:style-name="T1">ebugging </text:span><text:span text:style-name="T2">(Python)</text:span><text:span text:style-name="T1"><text:tab/><text:tab/><text:tab/>Neal</text:span></text:p>
      <text:p text:style-name="P10"><text:span text:style-name="T3"><text:tab/></text:span><text:span text:style-name="T4">E</text:span><text:span text:style-name="T3">xtended shell/Python </text:span><text:span text:style-name="T4">example</text:span><text:span text:style-name="T3"><text:tab/><text:tab/>Will</text:span></text:p>
      <text:p text:style-name="P32"/>
      <text:p text:style-name="P12">Version Control <text:span text:style-name="T34">Basics</text:span></text:p>
      <text:p text:style-name="P13">Motivation</text:p>
      <text:p text:style-name="P70"><text:span text:style-name="T38">«Neal: <text:s/>I am using a clean installation of Git and Enthought Canopy inside of a Fedora Linux VM.»</text:span></text:p>
      <text:p text:style-name="P42"><text:span text:style-name="T35"/></text:p>
      <text:p text:style-name="P42">Probably all of us, at one time or another, have adopted a revision system predicated on slightly altering file names <text:span text:style-name="T12">according to dates, trial features, or meaningless numbers. <text:s/>In large projects like dissertations or multi-year research projects, this can become unwieldy and cryptic surprisingly quickly.</text:span></text:p>
      <text:p text:style-name="P2"/>
      <text:p text:style-name="P3">I did this quite a bit with compile scripts during my dissertation. <text:s/>I had a particularly finicky piece of software that I had to compile on two machines with a whole host of poorly documented—and in at least one case undocumented—environment variables and linked libraries, so whenever the software developers or the system administrators upgraded anything it felt like I had to use voodoo to get it to work again.</text:p>
      <text:p text:style-name="P25">$ ls compile/</text:p>
      <text:p text:style-name="P25">compile.sh</text:p>
      <text:p text:style-name="P25">compile.sh.mvapich2-intel</text:p>
      <text:p text:style-name="P25">compile.sh.openmpi-intel</text:p>
      <text:p text:style-name="P25">compile.sh.openmpi-gcc-noblas</text:p>
      <text:p text:style-name="P25">compile.sh.openmpi-gcc-blas-atlas</text:p>
      <text:p text:style-name="P25">compile-6.1.sh</text:p>
      <text:p text:style-name="P25">compile-6.1.sh.works</text:p>
      <text:p text:style-name="P25">compile-6.1.sh.works-opt</text:p>
      <text:p text:style-name="P26"/>
      <text:p text:style-name="P4">Even with my sparse notes it was difficult to trace the path of my attempts. <text:s/>And of course with output data or programming scripts the problem persists: <text:s/>you want to try a small change in a function, so you “<text:span text:style-name="T13">$ cp my_func.py my_func.py.original</text:span>” and the whole cycle can begin anew.</text:p>
      <text:p text:style-name="P4"/>
      <text:p text:style-name="P8">What version control systems provide is a consistent way to store files as well as track changes, including the ability to revert to earlier versions if necessary. <text:s/>You can—and should!—assign a rationale to each change and store that as well.</text:p>
      <text:p text:style-name="P4"/>
      <text:p text:style-name="P4"/>
      <text:p text:style-name="P4"/>
      <text:p text:style-name="P14"><text:soft-page-break/>Setup and Signup</text:p>
      <text:p text:style-name="P7">Let's go ahead and start with configuring our local Git installations. <text:s/>Please open a terminal window in your operating system of choice and type <text:span text:style-name="T13">git</text:span> at the command prompt. <text:s/>If this gives you an error, please flag it so a helper can get you up and running.</text:p>
      <text:p text:style-name="P7"/>
      <text:p text:style-name="P7">First we will set up an identity so that Git knows <text:span text:style-name="T15">who</text:span> is doing what we're going to be doing.</text:p>
      <text:p text:style-name="P27">$ git config --global user.name "User Name"</text:p>
      <text:p text:style-name="P27">$ git config --global user.email "user@email.com"</text:p>
      <text:p text:style-name="P27">$ git config --global core.editor "nano"</text:p>
      <text:p text:style-name="P27">$ git config --global color.ui <text:span text:style-name="T18">true</text:span></text:p>
      <text:p text:style-name="P7"/>
      <text:p text:style-name="P7">These values are written to a global configuration file located at ~/.gitconfig on many Unix-derived systems. <text:s/>The core.editor setting requires a command-line invocation, so you're limited to emacs, vi, and nano here unless you know how to invoke your favorite GUI editor from the command line. <text:s/>(If there are any Windows users here who are interested in using Notepad++, I can point you at <text:a xlink:type="simple" xlink:href="http://stackoverflow.com/questions/16451669/so-changed-gits-default-editor-now-how-do-i-invoke-it-from-git-bash"><text:span text:style-name="T5">some code</text:span></text:a> to set that as the main editor.)</text:p>
      <text:p text:style-name="P7"/>
      <text:p text:style-name="P36">The online hosting which we will use today is GitHub (which is not the only place you can use Git). <text:s/><text:span text:style-name="T20">Let's tour </text:span><text:a xlink:type="simple" xlink:href="https://github.com/"><text:span text:style-name="T9">GitHub</text:span></text:a><text:span text:style-name="T20"> now and see what's there; we'll then have each of you create GitHub accounts.</text:span></text:p>
      <text:p text:style-name="P7"/>
      <text:p text:style-name="P7">Now let's go ahead and make and clone a new demonstration repository.</text:p>
      <text:p text:style-name="P5"/>
      <text:list xml:id="list8125338881435715234" text:style-name="L14">
        <text:list-item>
          <text:p text:style-name="P43">Make a new demo repo on GitHub explaining the process as you go (probably on your personal account).</text:p>
        </text:list-item>
        <text:list-item>
          <text:p text:style-name="P43">Have GitHub put in a README so it can be cloned.</text:p>
        </text:list-item>
        <text:list-item>
          <text:p text:style-name="P53">$ git clone <text:span text:style-name="T39">URL</text:span></text:p>
        </text:list-item>
        <text:list-item>
          <text:p text:style-name="P43">Explain that much like a browser navigates to websites using a URL, Git talks to remote repositories using a URL.</text:p>
        </text:list-item>
        <text:list-item>
          <text:p text:style-name="P43">Explain the different URL options:</text:p>
          <text:list>
            <text:list-item>
              <text:p text:style-name="P43">Read/write <text:span text:style-name="T13">ssh</text:span> protocol requires ssh keys, which make it so you don't have to enter username/password.</text:p>
            </text:list-item>
            <text:list-item>
              <text:p text:style-name="P43"><text:span text:style-name="T13">https</text:span> protocol takes username/password.</text:p>
            </text:list-item>
            <text:list-item>
              <text:p text:style-name="P43"><text:span text:style-name="T13">git</text:span> protocol is read-only.</text:p>
            </text:list-item>
          </text:list>
        </text:list-item>
        <text:list-item>
          <text:p text:style-name="P43">Now we want to get a copy of this down on all of our computers—<text:span text:style-name="T13">git clone</text:span> in an appropriate directory.</text:p>
        </text:list-item>
        <text:list-item>
          <text:p text:style-name="P43">Have everyone do this via the <text:span text:style-name="T13">https</text:span> URL.</text:p>
        </text:list-item>
        <text:list-item>
          <text:p text:style-name="P43"><text:span text:style-name="T13">ls</text:span> to show the new directory and <text:span text:style-name="T13">cd</text:span> into it.</text:p>
        </text:list-item>
        <text:list-item>
          <text:p text:style-name="P43">Compare the local listing to what you see on GitHub. Same for now, but not for long!</text:p>
        </text:list-item>
      </text:list>
      <text:p text:style-name="P7"/>
      <text:p text:style-name="P14">Basics</text:p>
      <text:p text:style-name="P20">Conceptually, Git divides your work into three areas. <text:s/>First, the working area consists of the files as you actually modify and compose. <text:s/>Secondly, the staging area consists of the elements of the next snapshot—the files as they will be stored permanently. <text:s/>Finally, the history consists of all snapshots, like a photo album; each snapshot can be uniquely identified with a time stamp and a log message.</text:p>
      <text:p text:style-name="P19"/>
      <text:p text:style-name="P21">When you actually work inside of a document, you are not concerned about Git. <text:s/>Do your work normally, and then exit to the command line. <text:s/>At this point, you need to move your work from the working area to the staging area in logical groups.</text:p>
      <text:p text:style-name="P21"><text:soft-page-break/></text:p>
      <text:p text:style-name="P28">$ git add file1.txt file2.log</text:p>
      <text:p text:style-name="P28">$ git commit</text:p>
      <text:p text:style-name="P24">You now need to use the text editor you chose previously to record the rationale for this commit. <text:s/>Alternatively, you can use <text:span text:style-name="T13">git commit -m "message"</text:span>.</text:p>
      <text:p text:style-name="P24"/>
      <text:p text:style-name="P19"><draw:frame draw:style-name="fr1" draw:name="Frame1" text:anchor-type="paragraph" svg:x="0in" svg:y="0in" svg:width="7.0217in" draw:z-index="0"><draw:text-box fo:min-height="2.8902in"><text:p text:style-name="P30"><draw:g text:anchor-type="paragraph" draw:z-index="1" draw:style-name="gr1"><draw:custom-shape draw:style-name="gr2" draw:text-style-name="P95" svg:width="2.0004in" svg:height="2.0004in" svg:x="0.0102in" svg:y="0in"><text:p text:style-name="P94"><text:span text:style-name="T41">Working Area</text:span></text:p><draw:enhanced-geometry svg:viewBox="0 0 21600 21600" draw:type="rectangle" draw:enhanced-path="M 0 0 L 21600 0 21600 21600 0 21600 0 0 Z N"/></draw:custom-shape><draw:custom-shape draw:style-name="gr3" draw:text-style-name="P95" svg:width="2.0004in" svg:height="2.0004in" svg:x="2.5102in" svg:y="0in"><text:p text:style-name="P94"><text:span text:style-name="T41">Staging Area</text:span></text:p><draw:enhanced-geometry svg:viewBox="0 0 21600 21600" draw:type="rectangle" draw:enhanced-path="M 0 0 L 21600 0 21600 21600 0 21600 0 0 Z N"/></draw:custom-shape><draw:custom-shape draw:style-name="gr4" draw:text-style-name="P95" svg:width="2.0004in" svg:height="2.0004in" svg:x="5.0102in" svg:y="0in"><text:p text:style-name="P94"><text:span text:style-name="T41">Project History</text:span></text:p><draw:enhanced-geometry svg:viewBox="0 0 21600 21600" draw:type="rectangle" draw:enhanced-path="M 0 0 L 21600 0 21600 21600 0 21600 0 0 Z N"/></draw:custom-shape><draw:frame draw:style-name="gr5" draw:text-style-name="P97" svg:width="0.9768in" svg:height="0.3795in" svg:x="1.7602in" svg:y="2.5in"><draw:text-box><text:p text:style-name="P96"><text:span text:style-name="T42">git add</text:span></text:p></draw:text-box></draw:frame><draw:custom-shape draw:style-name="gr6" draw:text-style-name="P98" svg:width="1.0925in" svg:height="0.9205in" svg:x="4.1677in" svg:y="1.479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7" draw:text-style-name="P98" svg:x1="5.2602in" svg:y1="2in" svg:x2="5.2602in" svg:y2="1.75in"><text:p/></draw:line><draw:frame draw:style-name="gr5" draw:text-style-name="P97" svg:width="1.0878in" svg:height="0.3795in" svg:x="4.1677in" svg:y="2.5in"><draw:text-box><text:p text:style-name="P96"><text:span text:style-name="T42">git push</text:span></text:p></draw:text-box></draw:frame><draw:frame draw:style-name="gr5" draw:text-style-name="P97" svg:width="1.3098in" svg:height="0.3795in" svg:x="2.8602in" svg:y="0.45in"><draw:text-box><text:p text:style-name="P96"><text:span text:style-name="T42">git commit</text:span></text:p></draw:text-box></draw:frame><draw:custom-shape draw:style-name="gr8" draw:text-style-name="P98" svg:width="0.5004in" svg:height="0.5004in" svg:x="3.9177in" svg:y="1.4299in"><text:p/><draw:enhanced-geometry svg:viewBox="0 0 21600 21600" draw:type="rectangle" draw:enhanced-path="M 0 0 L 21600 0 21600 21600 0 21600 0 0 Z N"/></draw:custom-shape><draw:custom-shape draw:style-name="gr9" draw:text-style-name="P98" svg:width="0.5004in" svg:height="0.5004in" svg:x="0.11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5004in" svg:height="0.5004in" svg:x="1.41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5004in" svg:height="0.5004in" svg:x="0.7602in" svg:y="0.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5004in" svg:height="0.5004in" svg:x="0.1102in" svg:y="1.1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5004in" svg:height="0.5004in" svg:x="0.7602in" svg:y="1.1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4.1102in" svg:y="1.610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4.0713in" svg:y="1.571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4.0319in" svg:y="1.531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2.5921in" svg:y="1.0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2.8921in" svg:y="1.0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2.5921in" svg:y="1.3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2.8921in" svg:y="1.677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2.8921in" svg:y="1.386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0" draw:text-style-name="P98" svg:width="1.0925in" svg:height="0.9205in" svg:x="1.6567in" svg:y="1.479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1" draw:text-style-name="P98" svg:x1="2.7496in" svg:y1="2in" svg:x2="2.7496in" svg:y2="1.75in"><text:p/></draw:line><draw:custom-shape draw:style-name="gr9" draw:text-style-name="P98" svg:width="0.2504in" svg:height="0.2504in" svg:x="2.1102in" svg:y="2.2217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8" draw:text-style-name="P98" svg:width="0.2504in" svg:height="0.2504in" svg:x="4.5701in" svg:y="2.2783in"><text:p/><draw:enhanced-geometry svg:viewBox="0 0 21600 21600" draw:type="rectangle" draw:enhanced-path="M 0 0 L 21600 0 21600 21600 0 21600 0 0 Z N"/></draw:custom-shape><draw:path draw:style-name="gr12" draw:text-style-name="P98" svg:width="1.0496in" svg:height="0.4406in" svg:x="3.0102in" svg:y="0.9591in" svg:viewBox="0 0 2667 1120" svg:d="m0 104c1651-508 2667 1016 2667 1016"><text:p/></draw:path><draw:custom-shape draw:style-name="gr13" draw:text-style-name="P98" svg:width="0.5004in" svg:height="0.5004in" svg:x="5.1102in" svg:y="0.45in"><text:p/><draw:enhanced-geometry svg:viewBox="0 0 21600 21600" draw:type="rectangle" draw:enhanced-path="M 0 0 L 21600 0 21600 21600 0 21600 0 0 Z N"/></draw:custom-shape><draw:custom-shape draw:style-name="gr14" draw:text-style-name="P98" svg:width="0.5004in" svg:height="0.5004in" svg:x="5.7102in" svg:y="0.45in"><text:p/><draw:enhanced-geometry svg:viewBox="0 0 21600 21600" draw:type="rectangle" draw:enhanced-path="M 0 0 L 21600 0 21600 21600 0 21600 0 0 Z N"/></draw:custom-shape><draw:custom-shape draw:style-name="gr15" draw:text-style-name="P98" svg:width="0.5004in" svg:height="0.5004in" svg:x="6.3102in" svg:y="0.45in"><text:p/><draw:enhanced-geometry svg:viewBox="0 0 21600 21600" draw:type="rectangle" draw:enhanced-path="M 0 0 L 21600 0 21600 21600 0 21600 0 0 Z N"/></draw:custom-shape><draw:custom-shape draw:style-name="gr16" draw:text-style-name="P98" svg:width="0.5004in" svg:height="0.5004in" svg:x="5.1102in" svg:y="1.15in"><text:p/><draw:enhanced-geometry svg:viewBox="0 0 21600 21600" draw:type="rectangle" draw:enhanced-path="M 0 0 L 21600 0 21600 21600 0 21600 0 0 Z N"/></draw:custom-shape><draw:custom-shape draw:style-name="gr17" draw:text-style-name="P98" svg:width="0.5004in" svg:height="0.5004in" svg:x="5.7102in" svg:y="1.15in"><text:p/><draw:enhanced-geometry svg:viewBox="0 0 21600 21600" draw:type="rectangle" draw:enhanced-path="M 0 0 L 21600 0 21600 21600 0 21600 0 0 Z N"/></draw:custom-shape><draw:custom-shape draw:style-name="gr9" draw:text-style-name="P98" svg:width="0.2504in" svg:height="0.2504in" svg:x="5.2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8" draw:text-style-name="P98" svg:width="0.2504in" svg:height="0.2504in" svg:x="5.8886in" svg:y="1.3283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19" draw:text-style-name="P98" svg:width="0.2504in" svg:height="0.2504in" svg:x="5.8492in" svg:y="1.2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0" draw:text-style-name="P98" svg:width="0.2504in" svg:height="0.2504in" svg:x="5.8102in" svg:y="1.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5.8492in" svg:y="0.5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5.8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98" svg:width="0.2504in" svg:height="0.2504in" svg:x="6.4492in" svg:y="0.5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6.4102in" svg:y="0.5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5.2886in" svg:y="1.3283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21" draw:text-style-name="P98" svg:width="0.2504in" svg:height="0.2504in" svg:x="5.2492in" svg:y="1.28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9" draw:text-style-name="P98" svg:width="0.2504in" svg:height="0.2504in" svg:x="5.2102in" svg:y="1.25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g>Figure <text:sequence text:ref-name="refFigure0" text:name="Figure" text:formula="ooow:Figure+1" style:num-format="1">1</text:sequence>. <text:s/><text:span text:style-name="T19">These conceptual divisions of your labor into areas (unrelated to logical directory structure) form the Git commit model</text:span>. <text:s/>The Git <text:span text:style-name="T17">commit model</text:span> allow<text:span text:style-name="T17">s</text:span> you to record changes to your <text:span text:style-name="T19">project</text:span> <text:span text:style-name="T18">by both topic and time, yielding a complete history of updates and revisions.</text:span></text:p></draw:text-box></draw:frame></text:p>
      <text:p text:style-name="P63">Let's see how moving things around affects the status of the files:</text:p>
      <text:list xml:id="list135314326000662" text:continue-numbering="true" text:style-name="L14">
        <text:list-item>
          <text:p text:style-name="P48">$ nano top-things-to-learn.md # put title “Top Things We Want to Learn”</text:p>
        </text:list-item>
        <text:list-item>
          <text:p text:style-name="P48">$ git status # see untracked file</text:p>
        </text:list-item>
        <text:list-item>
          <text:p text:style-name="P48">$ git add top-things-to-learn.md</text:p>
        </text:list-item>
        <text:list-item>
          <text:p text:style-name="P48">$ git status # see tracked but uncommitted file</text:p>
        </text:list-item>
        <text:list-item>
          <text:p text:style-name="P48">$ git commit # add log message</text:p>
        </text:list-item>
        <text:list-item>
          <text:p text:style-name="P48">$ git status # nothing to see here folks</text:p>
        </text:list-item>
        <text:list-item>
          <text:p text:style-name="P48">$ git log</text:p>
        </text:list-item>
        <text:list-item>
          <text:p text:style-name="P48">$ git log --oneline # explain commit hash</text:p>
        </text:list-item>
      </text:list>
      <text:p text:style-name="P56"/>
      <text:p text:style-name="P56">Now we'll add some things and demonstrate <text:span text:style-name="T13">git diff</text:span>:</text:p>
      <text:list xml:id="list135313412207811" text:continue-numbering="true" text:style-name="L14">
        <text:list-item>
          <text:p text:style-name="P49">$ <text:span text:style-name="T21">nano top-things-to-learn.md # </text:span>add list of names</text:p>
        </text:list-item>
        <text:list-item>
          <text:p text:style-name="P49">$ git status</text:p>
        </text:list-item>
        <text:list-item>
          <text:p text:style-name="P49">$ git diff</text:p>
        </text:list-item>
        <text:list-item>
          <text:p text:style-name="P49">$ git add top-things-to-learn.md</text:p>
        </text:list-item>
        <text:list-item>
          <text:p text:style-name="P49">$ git diff</text:p>
        </text:list-item>
        <text:list-item>
          <text:p text:style-name="P49">$ git commit -m “short commit message”</text:p>
        </text:list-item>
      </text:list>
      <text:p text:style-name="P56"/>
      <text:p text:style-name="P56">Now we'll reverse that local commit:</text:p>
      <text:list xml:id="list135315016045338" text:continue-numbering="true" text:style-name="L14">
        <text:list-item>
          <text:p text:style-name="P49">$ git log --oneline</text:p>
        </text:list-item>
        <text:list-item>
          <text:p text:style-name="P54">$ git reset --soft HEAD~1</text:p>
        </text:list-item>
        <text:list-item>
          <text:p text:style-name="P49">$ git log --oneline</text:p>
        </text:list-item>
        <text:list-item>
          <text:p text:style-name="P52">$ git status</text:p>
        </text:list-item>
        <text:list-item>
          <text:p text:style-name="P55">$ git commit</text:p>
        </text:list-item>
      </text:list>
      <text:p text:style-name="P72"><text:soft-page-break/>If we had done the same thing but had already committed to the remote repository, we have to force an overwrite:</text:p>
      <text:list xml:id="list135314051574541" text:continue-numbering="true" text:style-name="L14">
        <text:list-item>
          <text:p text:style-name="P51">$ <text:span text:style-name="T29">git push </text:span><text:span text:style-name="T30">--force</text:span><text:span text:style-name="T29"> origin master</text:span></text:p>
        </text:list-item>
      </text:list>
      <text:p text:style-name="P71"/>
      <text:p text:style-name="P14">Sharing</text:p>
      <text:p text:style-name="P23"><draw:frame draw:style-name="fr2" draw:name="Frame2" text:anchor-type="as-char" svg:width="6.9299in" draw:z-index="2"><draw:text-box fo:min-height="3.3902in"><text:p text:style-name="P30"><draw:g text:anchor-type="paragraph" draw:z-index="3" draw:style-name="gr22"><draw:custom-shape draw:style-name="gr23" draw:text-style-name="P95" svg:width="2.0004in" svg:height="2.0004in" svg:x="-0.0354in" svg:y="0.5016in"><text:p text:style-name="P94"><text:span text:style-name="T41">Working Area</text:span></text:p><draw:enhanced-geometry svg:viewBox="0 0 21600 21600" draw:type="rectangle" draw:enhanced-path="M 0 0 L 21600 0 21600 21600 0 21600 0 0 Z N"/></draw:custom-shape><draw:custom-shape draw:style-name="gr24" draw:text-style-name="P95" svg:width="2.0004in" svg:height="2.0004in" svg:x="2.4646in" svg:y="0.5016in"><text:p text:style-name="P94"><text:span text:style-name="T41">Staging Area</text:span></text:p><draw:enhanced-geometry svg:viewBox="0 0 21600 21600" draw:type="rectangle" draw:enhanced-path="M 0 0 L 21600 0 21600 21600 0 21600 0 0 Z N"/></draw:custom-shape><draw:custom-shape draw:style-name="gr25" draw:text-style-name="P95" svg:width="2.0004in" svg:height="2.0004in" svg:x="4.9646in" svg:y="0.5016in"><text:p text:style-name="P94"><text:span text:style-name="T41">Project History</text:span></text:p><draw:enhanced-geometry svg:viewBox="0 0 21600 21600" draw:type="rectangle" draw:enhanced-path="M 0 0 L 21600 0 21600 21600 0 21600 0 0 Z N"/></draw:custom-shape><draw:frame draw:style-name="gr26" draw:text-style-name="P97" svg:width="0.9768in" svg:height="0.3795in" svg:x="1.7146in" svg:y="3.0016in"><draw:text-box><text:p text:style-name="P96"><text:span text:style-name="T42">git add</text:span></text:p></draw:text-box></draw:frame><draw:custom-shape draw:style-name="gr27" draw:text-style-name="P98" svg:width="1.0925in" svg:height="0.9197in" svg:x="4.122in" svg:y="1.981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28" draw:text-style-name="P98" svg:x1="5.2146in" svg:y1="2.5016in" svg:x2="5.2146in" svg:y2="2.2516in"><text:p/></draw:line><draw:frame draw:style-name="gr29" draw:text-style-name="P97" svg:width="1.0878in" svg:height="0.3795in" svg:x="4.122in" svg:y="3.0016in"><draw:text-box><text:p text:style-name="P96"><text:span text:style-name="T42">git push</text:span></text:p></draw:text-box></draw:frame><draw:frame draw:style-name="gr30" draw:text-style-name="P97" svg:width="1.3098in" svg:height="0.3795in" svg:x="2.8146in" svg:y="0.9516in"><draw:text-box><text:p text:style-name="P96"><text:span text:style-name="T42">git commit</text:span></text:p></draw:text-box></draw:frame><draw:custom-shape draw:style-name="gr31" draw:text-style-name="P98" svg:width="0.5004in" svg:height="0.5004in" svg:x="3.872in" svg:y="1.9319in"><text:p/><draw:enhanced-geometry svg:viewBox="0 0 21600 21600" draw:type="rectangle" draw:enhanced-path="M 0 0 L 21600 0 21600 21600 0 21600 0 0 Z N"/></draw:custom-shape><draw:custom-shape draw:style-name="gr32" draw:text-style-name="P98" svg:width="0.5004in" svg:height="0.5004in" svg:x="0.0646in" svg:y="1.00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3" draw:text-style-name="P98" svg:width="0.5004in" svg:height="0.5004in" svg:x="1.3646in" svg:y="1.00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4" draw:text-style-name="P98" svg:width="0.5004in" svg:height="0.5004in" svg:x="0.7146in" svg:y="1.00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5" draw:text-style-name="P98" svg:width="0.5004in" svg:height="0.5004in" svg:x="0.0646in" svg:y="1.6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6" draw:text-style-name="P98" svg:width="0.5004in" svg:height="0.5004in" svg:x="0.7146in" svg:y="1.6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7" draw:text-style-name="P98" svg:width="0.2504in" svg:height="0.2504in" svg:x="4.0646in" svg:y="2.112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8" draw:text-style-name="P98" svg:width="0.2504in" svg:height="0.2504in" svg:x="4.0256in" svg:y="2.073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39" draw:text-style-name="P98" svg:width="0.2504in" svg:height="0.2504in" svg:x="3.9862in" svg:y="2.033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0" draw:text-style-name="P98" svg:width="0.2504in" svg:height="0.2504in" svg:x="2.5465in" svg:y="1.588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1" draw:text-style-name="P98" svg:width="0.2504in" svg:height="0.2504in" svg:x="2.8465in" svg:y="1.588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2" draw:text-style-name="P98" svg:width="0.2504in" svg:height="0.2504in" svg:x="2.5465in" svg:y="1.888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3" draw:text-style-name="P98" svg:width="0.2504in" svg:height="0.2504in" svg:x="2.8465in" svg:y="2.1791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4" draw:text-style-name="P98" svg:width="0.2504in" svg:height="0.2504in" svg:x="2.8465in" svg:y="1.8882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5" draw:text-style-name="P98" svg:width="1.0925in" svg:height="0.9197in" svg:x="1.611in" svg:y="1.9819in"><text:p/><draw:enhanced-geometry svg:viewBox="0 0 21600 21600"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46" draw:text-style-name="P98" svg:x1="2.7039in" svg:y1="2.5016in" svg:x2="2.7039in" svg:y2="2.2516in"><text:p/></draw:line><draw:custom-shape draw:style-name="gr47" draw:text-style-name="P98" svg:width="0.2504in" svg:height="0.2504in" svg:x="2.0646in" svg:y="2.723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48" draw:text-style-name="P98" svg:width="0.2504in" svg:height="0.2504in" svg:x="4.5248in" svg:y="2.7807in"><text:p/><draw:enhanced-geometry svg:viewBox="0 0 21600 21600" draw:type="rectangle" draw:enhanced-path="M 0 0 L 21600 0 21600 21600 0 21600 0 0 Z N"/></draw:custom-shape><draw:path draw:style-name="gr49" draw:text-style-name="P98" svg:width="1.0496in" svg:height="0.4406in" svg:x="2.9646in" svg:y="1.4606in" svg:viewBox="0 0 2667 1120" svg:d="m0 104c1651-508 2667 1016 2667 1016"><text:p/></draw:path><draw:custom-shape draw:style-name="gr50" draw:text-style-name="P98" svg:width="0.5004in" svg:height="0.5004in" svg:x="5.0646in" svg:y="0.9516in"><text:p/><draw:enhanced-geometry svg:viewBox="0 0 21600 21600" draw:type="rectangle" draw:enhanced-path="M 0 0 L 21600 0 21600 21600 0 21600 0 0 Z N"/></draw:custom-shape><draw:custom-shape draw:style-name="gr51" draw:text-style-name="P98" svg:width="0.5004in" svg:height="0.5004in" svg:x="5.6646in" svg:y="0.9516in"><text:p/><draw:enhanced-geometry svg:viewBox="0 0 21600 21600" draw:type="rectangle" draw:enhanced-path="M 0 0 L 21600 0 21600 21600 0 21600 0 0 Z N"/></draw:custom-shape><draw:custom-shape draw:style-name="gr52" draw:text-style-name="P98" svg:width="0.5004in" svg:height="0.5004in" svg:x="6.2646in" svg:y="0.9516in"><text:p/><draw:enhanced-geometry svg:viewBox="0 0 21600 21600" draw:type="rectangle" draw:enhanced-path="M 0 0 L 21600 0 21600 21600 0 21600 0 0 Z N"/></draw:custom-shape><draw:custom-shape draw:style-name="gr53" draw:text-style-name="P98" svg:width="0.5004in" svg:height="0.5004in" svg:x="5.0646in" svg:y="1.6516in"><text:p/><draw:enhanced-geometry svg:viewBox="0 0 21600 21600" draw:type="rectangle" draw:enhanced-path="M 0 0 L 21600 0 21600 21600 0 21600 0 0 Z N"/></draw:custom-shape><draw:custom-shape draw:style-name="gr54" draw:text-style-name="P98" svg:width="0.5004in" svg:height="0.5004in" svg:x="5.6646in" svg:y="1.6516in"><text:p/><draw:enhanced-geometry svg:viewBox="0 0 21600 21600" draw:type="rectangle" draw:enhanced-path="M 0 0 L 21600 0 21600 21600 0 21600 0 0 Z N"/></draw:custom-shape><draw:custom-shape draw:style-name="gr55" draw:text-style-name="P98" svg:width="0.2504in" svg:height="0.2504in" svg:x="5.1646in" svg:y="1.0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6" draw:text-style-name="P98" svg:width="0.2504in" svg:height="0.2504in" svg:x="5.8429in" svg:y="1.829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7" draw:text-style-name="P98" svg:width="0.2504in" svg:height="0.2504in" svg:x="5.8035in" svg:y="1.790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8" draw:text-style-name="P98" svg:width="0.2504in" svg:height="0.2504in" svg:x="5.7646in" svg:y="1.7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59" draw:text-style-name="P98" svg:width="0.2504in" svg:height="0.2504in" svg:x="5.8035in" svg:y="1.090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0" draw:text-style-name="P98" svg:width="0.2504in" svg:height="0.2504in" svg:x="5.7646in" svg:y="1.0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1" draw:text-style-name="P98" svg:width="0.2504in" svg:height="0.2504in" svg:x="6.4035in" svg:y="1.090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2" draw:text-style-name="P98" svg:width="0.2504in" svg:height="0.2504in" svg:x="6.3646in" svg:y="1.0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3" draw:text-style-name="P98" svg:width="0.2504in" svg:height="0.2504in" svg:x="5.2429in" svg:y="1.829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4" draw:text-style-name="P98" svg:width="0.2504in" svg:height="0.2504in" svg:x="5.2035in" svg:y="1.7909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5" draw:text-style-name="P98" svg:width="0.2504in" svg:height="0.2504in" svg:x="5.1646in" svg:y="1.7516i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draw:style-name="gr66" draw:text-style-name="P98" svg:width="3.7031in" svg:height="0.9705in" svg:x="1.6618in" svg:y="-0.0008in"><text:p/><draw:enhanced-geometry svg:viewBox="0 0 21600 21600" draw:mirror-vertical="true" draw:type="block-arc" draw:modifiers="0.404248490855331 108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67" draw:text-style-name="P98" svg:x1="1.6646in" svg:y1="0.4807in" svg:x2="1.6146in" svg:y2="0.6622in"><text:p/></draw:line><draw:frame draw:style-name="gr68" draw:text-style-name="P97" svg:width="1.0878in" svg:height="0.3795in" svg:x="2.9283in" svg:y="0.0016in"><draw:text-box><text:p text:style-name="P96"><text:span text:style-name="T42">git pull</text:span></text:p></draw:text-box></draw:frame></draw:g>Figure <text:sequence text:ref-name="refFigure1" text:name="Figure" text:formula="ooow:Figure+1" style:num-format="1">2</text:sequence>. <text:s/>The basic movement commands in Git allow one to logically move existing remote commits to the local working area.</text:p></draw:text-box></draw:frame></text:p>
      <text:p text:style-name="P19"/>
      <text:p text:style-name="P22"><draw:line text:anchor-type="paragraph" draw:z-index="4" draw:style-name="gr69" draw:text-style-name="P99" svg:x1="-0.0882in" svg:y1="1.6437in" svg:x2="-0.0882in" svg:y2="0.0382in"><text:p/></draw:line>How many of you work in research groups which mix operating systems in the workflow? <text:s/>If you include a Windows system, the way that newlines are recorded in plain text are different from a Unix derivative. <text:s/>Specifically, you will want to set Git to automatically convert your files to and from the Unix format when they are committed.</text:p>
      <text:p text:style-name="P29">$ git config --global core.autocrlf true <text:s text:c="2"/># for Windows</text:p>
      <text:p text:style-name="P29">$ git config --global core.autocrlf input <text:s/># for Linux</text:p>
      <text:p text:style-name="P22">There are also other fancy settings for specific troubles with whitespace if that becomes a problem in updating, so look into <text:span text:style-name="T13">core.whitespace</text:span> if that becomes an issue for your group.</text:p>
      <text:p text:style-name="P22"><text:a xlink:type="simple" xlink:href="http://git-scm.com/book/en/Customizing-Git-Git-Configuration"><text:span text:style-name="T5">http://git-scm.com/book/en/Customizing-Git-Git-Configuration</text:span></text:a></text:p>
      <text:p text:style-name="P19"/>
      <text:list xml:id="list135312986183388" text:continue-numbering="true" text:style-name="L14">
        <text:list-item>
          <text:p text:style-name="P50">$ git re<text:span text:style-name="T25">mote</text:span></text:p>
        </text:list-item>
        <text:list-item>
          <text:p text:style-name="P73">$ git <text:span text:style-name="T25">remote --verbose</text:span></text:p>
        </text:list-item>
      </text:list>
      <text:p text:style-name="P19"/>
      <text:p text:style-name="P14">Branching</text:p>
      <text:p text:style-name="P60">Look at GitHub—it has one branch called “master”. <text:s/>Branches allow independent development environments (to discuss later). <text:s/>The local branch is found as:</text:p>
      <text:list xml:id="list135313756712942" text:continue-numbering="true" text:style-name="L14">
        <text:list-item>
          <text:p text:style-name="P83"><text:span text:style-name="T23">$ git </text:span><text:span text:style-name="T24">branch</text:span></text:p>
        </text:list-item>
      </text:list>
      <text:p text:style-name="P4"/>
      <text:p text:style-name="P40">When Git communicates with a remote repository, it needs to know which branch is changing. <text:s/>In this case, we'll just stick with “master”.</text:p>
      <text:p text:style-name="P40"/>
      <text:p text:style-name="P40"/>
      <text:p text:style-name="P40"/>
      <text:p text:style-name="P85"><text:soft-page-break/>Pushing &amp; Pulling</text:p>
      <text:p text:style-name="P61">The <text:span text:style-name="T13">push</text:span> command sends data (the commits and associated files) to a remote repository. <text:s/>We must specify the remote name and the branch name. <text:s/>What are those?</text:p>
      <text:list xml:id="list135314499263080" text:continue-numbering="true" text:style-name="L14">
        <text:list-item>
          <text:p text:style-name="P83"><text:span text:style-name="T23">$ git </text:span><text:span text:style-name="T24">push origin master</text:span></text:p>
        </text:list-item>
      </text:list>
      <text:p text:style-name="P61">Pull is the reciprocal command to update your local copy with the remote data.</text:p>
      <text:list xml:id="list135314387303140" text:continue-numbering="true" text:style-name="L14">
        <text:list-item>
          <text:p text:style-name="P83"><text:span text:style-name="T23">$ git </text:span><text:span text:style-name="T24">pull origin master</text:span></text:p>
        </text:list-item>
      </text:list>
      <text:p text:style-name="P40">(If this didn't work because students had commits, have them use <text:span text:style-name="T13">git reset –hard</text:span>.)</text:p>
      <text:p text:style-name="P40"/>
      <text:p text:style-name="P85">Collaborating</text:p>
      <text:list xml:id="list135313185594920" text:continue-numbering="true" text:style-name="L14">
        <text:list-item>
          <text:p text:style-name="P84"><text:span text:style-name="T26">Pick a student to add their top thing to learn to the list:</text:span></text:p>
        </text:list-item>
        <text:list-item>
          <text:p text:style-name="P84"><text:span text:style-name="T26">Add them to the collaborator list on the demo repo.</text:span></text:p>
        </text:list-item>
        <text:list-item>
          <text:p text:style-name="P84"><text:span text:style-name="T26">Edit, save, </text:span><text:span text:style-name="T28">add</text:span><text:span text:style-name="T26">, </text:span><text:span text:style-name="T28">commit</text:span><text:span text:style-name="T26">, </text:span><text:span text:style-name="T28">push</text:span></text:p>
        </text:list-item>
        <text:list-item>
          <text:p text:style-name="P84"><text:span text:style-name="T26">Have everyone </text:span><text:span text:style-name="T28">pull</text:span><text:span text:style-name="T26">.</text:span></text:p>
        </text:list-item>
      </text:list>
      <text:p text:style-name="P62"/>
      <text:p text:style-name="P86">Rebasing with No Conflicts</text:p>
      <text:list xml:id="list135313772937944" text:continue-numbering="true" text:style-name="L14">
        <text:list-item>
          <text:p text:style-name="P84"><text:span text:style-name="T26">Have another student add their thing and push.</text:span></text:p>
        </text:list-item>
        <text:list-item>
          <text:p text:style-name="P84"><text:span text:style-name="T26">Make a change to the README file before pulling.</text:span></text:p>
        </text:list-item>
        <text:list-item>
          <text:p text:style-name="P84"><text:span text:style-name="T26">Try to </text:span><text:span text:style-name="T28">push</text:span><text:span text:style-name="T26">.</text:span></text:p>
        </text:list-item>
        <text:list-item>
          <text:p text:style-name="P84"><text:span text:style-name="T26">On the white board draw the situation: my repo and the remote repo have different development histories and Git doesn't know how to </text:span><text:span text:style-name="T28">pull</text:span><text:span text:style-name="T26"> things together.</text:span></text:p>
        </text:list-item>
        <text:list-item>
          <text:p text:style-name="P84"><text:span text:style-name="T26">It would be nice if I could move my local change after the remote change. (Draw picture.) There's a command for that!</text:span></text:p>
          <text:list>
            <text:list-item>
              <text:p text:style-name="P84"><text:span text:style-name="T28">$ git fetch origin # get information from remote repo but don't integrate it locally like pull</text:span></text:p>
            </text:list-item>
            <text:list-item>
              <text:p text:style-name="P84"><text:span text:style-name="T28">$ git rebase origin/master # origin/master is how we specify the fetched data</text:span></text:p>
            </text:list-item>
          </text:list>
        </text:list-item>
        <text:list-item>
          <text:p text:style-name="P84"><text:span text:style-name="T26">This replays my local changes on top of the state of the remote repo.</text:span></text:p>
          <text:list>
            <text:list-item>
              <text:p text:style-name="P84"><text:span text:style-name="T28">$ git log --oneline # now my change is after the remote change.</text:span></text:p>
            </text:list-item>
            <text:list-item>
              <text:p text:style-name="P84"><text:span text:style-name="T28">$ git push origin master</text:span></text:p>
            </text:list-item>
          </text:list>
        </text:list-item>
        <text:list-item>
          <text:p text:style-name="P84"><text:span text:style-name="T26">Have everyone pull.</text:span></text:p>
        </text:list-item>
      </text:list>
      <text:p text:style-name="P62"/>
      <text:p text:style-name="P86">Rebasing with Conflicts</text:p>
      <text:list xml:id="list135314475471111" text:continue-numbering="true" text:style-name="L14">
        <text:list-item>
          <text:p text:style-name="P75"><text:span text:style-name="T36">Again, have a student add </text:span><text:span text:style-name="T37">his or her</text:span><text:span text:style-name="T36"> thing</text:span><text:span text:style-name="T37">s</text:span><text:span text:style-name="T36"> and </text:span><text:span text:style-name="T34">push</text:span><text:span text:style-name="T36">.</text:span></text:p>
        </text:list-item>
        <text:list-item>
          <text:p text:style-name="P75"><text:span text:style-name="T36">Before </text:span><text:span text:style-name="T34">pull</text:span><text:span text:style-name="T36">ing make a change in the same place in the same file.</text:span></text:p>
        </text:list-item>
        <text:list-item>
          <text:p text:style-name="P75"><text:span text:style-name="T36">Try to rebase as above.</text:span></text:p>
        </text:list-item>
        <text:list-item>
          <text:p text:style-name="P76"><text:span text:style-name="T36">Explain the conflict message Git prints out </text:span><text:span text:style-name="T37">(“Automatic merge failed; fix conflicts and then commit the result.”).</text:span></text:p>
        </text:list-item>
        <text:list-item>
          <text:p text:style-name="P75"><text:span text:style-name="T36">Show the conflict messages in the file </text:span><text:span text:style-name="T37">(“</text:span><text:span text:style-name="T40">git diff</text:span><text:span text:style-name="T37">”; “</text:span><text:span text:style-name="T40">git status</text:span><text:span text:style-name="T37">”)</text:span><text:span text:style-name="T36"> and how to clean it up </text:span><text:span text:style-name="T37">(inside of the file)</text:span><text:span text:style-name="T36">.</text:span></text:p>
        </text:list-item>
        <text:list-item>
          <text:p text:style-name="P75"><text:span text:style-name="T36">Continue the rebase and push the result.</text:span></text:p>
        </text:list-item>
        <text:list-item>
          <text:p text:style-name="P75"><text:span text:style-name="T36">Have everyone pull.</text:span></text:p>
        </text:list-item>
      </text:list>
      <text:p text:style-name="P62"/>
      <text:p text:style-name="P62"/>
      <text:p text:style-name="P62"/>
      <text:p text:style-name="P62"/>
      <text:p text:style-name="P62"/>
      <text:p text:style-name="P62"/>
      <text:p text:style-name="P89"><text:soft-page-break/>Version Control <text:span text:style-name="T34">Basics</text:span></text:p>
      <text:p text:style-name="P86">Developing in branches</text:p>
      <text:p text:style-name="P64">Often you want to leave a stable version of your code alone while you make some potentially disruptive changes. Or you and someone else are working on the code and you want to be able to work without worrying what others are doing.</text:p>
      <text:p text:style-name="P64"/>
      <text:p text:style-name="P87">Activity</text:p>
      <text:list xml:id="list135314214200143" text:continue-numbering="true" text:style-name="L14">
        <text:list-item>
          <text:p text:style-name="P65"><text:span text:style-name="T36">It's going to take a long time to get everyone's top thing to learn onto the list one at a time, so the room is going to break out into groups and each come up with their own list.</text:span></text:p>
        </text:list-item>
        <text:list-item>
          <text:p text:style-name="P65"><text:span text:style-name="T36">So that they can all do this and then push their result to GitHub, each </text:span>group <text:span text:style-name="T36">is going to work in their own, isolated branch.</text:span></text:p>
        </text:list-item>
      </text:list>
      <text:p text:style-name="P64"/>
      <text:p text:style-name="P87">Making a New Branch</text:p>
      <text:p text:style-name="P64"><text:span text:style-name="T15">Note: The </text:span><text:a xlink:type="simple" xlink:href="http://pcottle.github.io/learnGitBranching/?NODEMO"><text:span text:style-name="T10">Learn Git Branching app</text:span></text:a><text:span text:style-name="T15"> can be a useful way to illustrate this part of the lesson.</text:span></text:p>
      <text:list xml:id="list135313250024668" text:continue-numbering="true" text:style-name="L14">
        <text:list-item>
          <text:p text:style-name="P82">$ git branch</text:p>
        </text:list-item>
        <text:list-item>
          <text:p text:style-name="P82">$ <text:span text:style-name="T34">g</text:span>it branch group1 # make a new branch</text:p>
        </text:list-item>
        <text:list-item>
          <text:p text:style-name="P82">$ git checkout group1 # switch to it</text:p>
        </text:list-item>
        <text:list-item>
          <text:p text:style-name="P82">$ git branch</text:p>
        </text:list-item>
        <text:list-item>
          <text:p text:style-name="P65">Make a change and push it (specify new branch name in <text:span text:style-name="T13">push</text:span> command).</text:p>
        </text:list-item>
        <text:list-item>
          <text:p text:style-name="P82">$ <text:span text:style-name="T34">g</text:span>it checkout master</text:p>
        </text:list-item>
        <text:list-item>
          <text:p text:style-name="P65">Show how to browse different branches on GitHub.</text:p>
        </text:list-item>
        <text:list-item>
          <text:p text:style-name="P65">Have each group select a unique branch name, switch to it, and add their things to the list. Then <text:span text:style-name="T13">push</text:span> the results.</text:p>
        </text:list-item>
      </text:list>
      <text:p text:style-name="P64"/>
      <text:p text:style-name="P87">Resolving the Changes</text:p>
      <text:list xml:id="list135313607953369" text:continue-numbering="true" text:style-name="L14">
        <text:list-item>
          <text:p text:style-name="P65">Browse all of the new branches on GitHub.</text:p>
        </text:list-item>
        <text:list-item>
          <text:p text:style-name="P65">Illustrate the situation on the Learn Git Branching app.</text:p>
        </text:list-item>
        <text:list-item>
          <text:p text:style-name="P82">$ git checkout master</text:p>
        </text:list-item>
        <text:list-item>
          <text:p text:style-name="P82">$ git fetch origin # grab all new branches</text:p>
        </text:list-item>
        <text:list-item>
          <text:p text:style-name="P65">Pick a branch, then <text:span text:style-name="T13">git merge branch-name</text:span>. <text:s/>(This should be smooth.)</text:p>
        </text:list-item>
        <text:list-item>
          <text:p text:style-name="P66">Illustrate the situation on the Learn Git Branching app.</text:p>
        </text:list-item>
        <text:list-item>
          <text:p text:style-name="P65">Pick the next branch and git merge branch-name-2. <text:s/>Resolve conflicts, add, and commit, then merge again.</text:p>
        </text:list-item>
        <text:list-item>
          <text:p text:style-name="P66">Illustrate the situation on the Learn Git Branching app.</text:p>
        </text:list-item>
        <text:list-item>
          <text:p text:style-name="P67">Repeat as necessary, then push the final result to GitHub.</text:p>
        </text:list-item>
      </text:list>
      <text:p text:style-name="P58"/>
      <text:p text:style-name="P88">Next Actions</text:p>
      <text:p text:style-name="P41">If you have existing data and you wish to create a repository for it using Git, follow these steps:</text:p>
      <text:list xml:id="list135313531852416" text:continue-numbering="true" text:style-name="L14">
        <text:list-item>
          <text:p text:style-name="P45">Consolidate your files into your preferred directory strucure (if not already).</text:p>
        </text:list-item>
        <text:list-item>
          <text:p text:style-name="P47">$ cd ~/projects/research_dir</text:p>
        </text:list-item>
        <text:list-item>
          <text:p text:style-name="P47">$ git init</text:p>
        </text:list-item>
        <text:list-item>
          <text:p text:style-name="P90"><text:span text:style-name="T23">$ git add .</text:span></text:p>
        </text:list-item>
      </text:list>
      <text:p text:style-name="P41"><text:span text:style-name="T23"/></text:p>
      <text:p text:style-name="P92"/>
      <text:p text:style-name="P4"/>
      <text:list xml:id="list135315052925485" text:continue-numbering="true" text:style-name="L14">
        <text:list-item>
          <text:p text:style-name="P33">Tell me about the types of data files you typically work with. <text:s/>What format are they? <text:s/>How do you share them and work on them now? <text:s/>What works well with this process now? <text:s/>What is painful and needs to improve?</text:p>
        </text:list-item>
      </text:list>
      <text:p text:style-name="P6"/>
      <text:p text:style-name="P35"/>
      <text:p text:style-name="P9">There are a lot of advanced techniques in Git as well, such as <text:span text:style-name="T13">git am</text:span><text:span text:style-name="T32"> </text:span><text:span text:style-name="T33">and </text:span><text:span text:style-name="T14">git reset</text:span> which I know <text:span text:style-name="T25">little to </text:span>nothing about and <text:span text:style-name="T25">I </text:span>still <text:span text:style-name="T25">get along</text:span> fine.</text:p>
      <text:p text:style-name="P9"/>
      <text:p text:style-name="P74"><text:span text:style-name="T22">$ </text:span>git reset –hard</text:p>
      <text:p text:style-name="P78">$ git commit –amend</text:p>
      <text:p text:style-name="P78">$ git merge master</text:p>
      <text:p text:style-name="P78">$ git cherry-pick ***</text:p>
      <text:p text:style-name="P80">$ git mv/rm/cp</text:p>
      <text:p text:style-name="P78"/>
      <text:p text:style-name="P59"><text:a xlink:type="simple" xlink:href="http://marklodato.github.io/visual-git-guide/index-en.html"><text:span text:style-name="T5">http://marklodato.github.io/visual-git-guide/index-en.html</text:span></text:a></text:p>
      <text:p text:style-name="P9"/>
      <text:p text:style-name="P37">Undo:</text:p>
      <text:p text:style-name="P37"><text:a xlink:type="simple" xlink:href="http://git-scm.com/2011/07/11/reset.html"><text:span text:style-name="T5">git reset</text:span></text:a></text:p>
      <text:p text:style-name="P9"/>
      <text:p text:style-name="P9">————————</text:p>
      <text:p text:style-name="P11">This document was created by Neal Davis for Computational Science &amp; Engineering at the University of Illinois at Urbana–Champaign. <text:s/>It incorporates some elements from Software Carpentry and The Hacker Within, contributed by Katy Huff, Anthony Scopatz, Joshua R. Smith, and Sri Hari Krishna Naraya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Linux Libertine O1" svg:font-family="'Linux Libertine O'"/>
    <style:font-face style:name="Lucida Grande" svg:font-family="'Lucida Grande'" style:font-adornments="Regular"/>
    <style:font-face style:name="Times New Roman1" svg:font-family="'Times New Roman'" style:font-family-generic="roman"/>
    <style:font-face style:name="Ubuntu Mono1" svg:font-family="'Ubuntu Mono'" style:font-family-generic="roman"/>
    <style:font-face style:name="Lucida Sans1" svg:font-family="'Lucida Sans'" style:font-family-generic="swiss"/>
    <style:font-face style:name="Courier New" svg:font-family="'Courier New'" style:font-family-generic="modern" style:font-pitch="fixed"/>
    <style:font-face style:name="Linux Libertine O" svg:font-family="'Linux Libertine O'" style:font-pitch="variable"/>
    <style:font-face style:name="Times New Roman2" svg:font-family="'Times New Roman'" style:font-pitch="variable"/>
    <style:font-face style:name="Ubuntu" svg:font-family="Ubuntu" style:font-pitch="variable"/>
    <style:font-face style:name="Ubuntu Mono" svg:font-family="'Ubuntu Mono'"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fo:color="#0084d1"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Times New Roman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fo:font-family="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fo:font-family="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fo:font-family="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fo:font-family="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fo:font-family="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fo:font-family="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fo:font-family="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fo:font-family="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13:54:54.620183000</meta:creation-date>
    <dc:date>2013-10-15T13:53:12.667440000</dc:date>
    <meta:editing-duration>PT6H6M12S</meta:editing-duration>
    <meta:editing-cycles>11</meta:editing-cycles>
    <meta:generator>LibreOffice/4.1.1.2$MacOSX_x86 LibreOffice_project/7e4286b58adc75a14f6d83f53a03b6c11fa2903</meta:generator>
    <meta:document-statistic meta:table-count="0" meta:image-count="0" meta:object-count="0" meta:page-count="7" meta:paragraph-count="170" meta:word-count="2067" meta:character-count="11450" meta:non-whitespace-character-count="9582"/>
  </office:meta>
</office:document-meta>
</file>